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4pt"/>
    </style:style>
    <style:style style:name="co2" style:family="table-column">
      <style:table-column-properties fo:break-before="auto" style:column-width="43.26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23.61pt"/>
    </style:style>
    <style:style style:name="co5" style:family="table-column">
      <style:table-column-properties fo:break-before="auto" style:column-width="113.7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ncuio</text:p>
          </table:table-cell>
          <table:table-cell office:value-type="float" office:value="210101" calcext:value-type="float">
            <text:p>21010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];[.B1])" office:value-type="string" office:string-value="dncuio210101" calcext:value-type="string">
            <text:p>dncuio210101</text:p>
          </table:table-cell>
          <table:table-cell table:formula="of:=CONCATENATE([.A1];[.B1];[.C1];[.D1])" office:value-type="string" office:string-value="dncuio210101$nuevas," calcext:value-type="string">
            <text:p>dncuio21010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02" calcext:value-type="float">
            <text:p>21010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];[.B2])" office:value-type="string" office:string-value="dncuio210102" calcext:value-type="string">
            <text:p>dncuio210102</text:p>
          </table:table-cell>
          <table:table-cell table:formula="of:=CONCATENATE([.A2];[.B2];[.C2];[.D2])" office:value-type="string" office:string-value="dncuio210102$nuevas," calcext:value-type="string">
            <text:p>dncuio21010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03" calcext:value-type="float">
            <text:p>21010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];[.B3])" office:value-type="string" office:string-value="dncuio210103" calcext:value-type="string">
            <text:p>dncuio210103</text:p>
          </table:table-cell>
          <table:table-cell table:formula="of:=CONCATENATE([.A3];[.B3];[.C3];[.D3])" office:value-type="string" office:string-value="dncuio210103$nuevas," calcext:value-type="string">
            <text:p>dncuio21010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04" calcext:value-type="float">
            <text:p>21010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4];[.B4])" office:value-type="string" office:string-value="dncuio210104" calcext:value-type="string">
            <text:p>dncuio210104</text:p>
          </table:table-cell>
          <table:table-cell table:formula="of:=CONCATENATE([.A4];[.B4];[.C4];[.D4])" office:value-type="string" office:string-value="dncuio210104$nuevas," calcext:value-type="string">
            <text:p>dncuio21010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05" calcext:value-type="float">
            <text:p>21010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5];[.B5])" office:value-type="string" office:string-value="dncuio210105" calcext:value-type="string">
            <text:p>dncuio210105</text:p>
          </table:table-cell>
          <table:table-cell table:formula="of:=CONCATENATE([.A5];[.B5];[.C5];[.D5])" office:value-type="string" office:string-value="dncuio210105$nuevas," calcext:value-type="string">
            <text:p>dncuio21010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06" calcext:value-type="float">
            <text:p>21010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6];[.B6])" office:value-type="string" office:string-value="dncuio210106" calcext:value-type="string">
            <text:p>dncuio210106</text:p>
          </table:table-cell>
          <table:table-cell table:formula="of:=CONCATENATE([.A6];[.B6];[.C6];[.D6])" office:value-type="string" office:string-value="dncuio210106$nuevas," calcext:value-type="string">
            <text:p>dncuio21010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07" calcext:value-type="float">
            <text:p>21010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7];[.B7])" office:value-type="string" office:string-value="dncuio210107" calcext:value-type="string">
            <text:p>dncuio210107</text:p>
          </table:table-cell>
          <table:table-cell table:formula="of:=CONCATENATE([.A7];[.B7];[.C7];[.D7])" office:value-type="string" office:string-value="dncuio210107$nuevas," calcext:value-type="string">
            <text:p>dncuio21010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08" calcext:value-type="float">
            <text:p>21010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8];[.B8])" office:value-type="string" office:string-value="dncuio210108" calcext:value-type="string">
            <text:p>dncuio210108</text:p>
          </table:table-cell>
          <table:table-cell table:formula="of:=CONCATENATE([.A8];[.B8];[.C8];[.D8])" office:value-type="string" office:string-value="dncuio210108$nuevas," calcext:value-type="string">
            <text:p>dncuio21010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09" calcext:value-type="float">
            <text:p>21010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9];[.B9])" office:value-type="string" office:string-value="dncuio210109" calcext:value-type="string">
            <text:p>dncuio210109</text:p>
          </table:table-cell>
          <table:table-cell table:formula="of:=CONCATENATE([.A9];[.B9];[.C9];[.D9])" office:value-type="string" office:string-value="dncuio210109$nuevas," calcext:value-type="string">
            <text:p>dncuio21010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10" calcext:value-type="float">
            <text:p>21011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0];[.B10])" office:value-type="string" office:string-value="dncuio210110" calcext:value-type="string">
            <text:p>dncuio210110</text:p>
          </table:table-cell>
          <table:table-cell table:formula="of:=CONCATENATE([.A10];[.B10];[.C10];[.D10])" office:value-type="string" office:string-value="dncuio210110$nuevas," calcext:value-type="string">
            <text:p>dncuio21011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11" calcext:value-type="float">
            <text:p>21011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1];[.B11])" office:value-type="string" office:string-value="dncuio210111" calcext:value-type="string">
            <text:p>dncuio210111</text:p>
          </table:table-cell>
          <table:table-cell table:formula="of:=CONCATENATE([.A11];[.B11];[.C11];[.D11])" office:value-type="string" office:string-value="dncuio210111$nuevas," calcext:value-type="string">
            <text:p>dncuio21011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12" calcext:value-type="float">
            <text:p>21011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2];[.B12])" office:value-type="string" office:string-value="dncuio210112" calcext:value-type="string">
            <text:p>dncuio210112</text:p>
          </table:table-cell>
          <table:table-cell table:formula="of:=CONCATENATE([.A12];[.B12];[.C12];[.D12])" office:value-type="string" office:string-value="dncuio210112$nuevas," calcext:value-type="string">
            <text:p>dncuio21011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13" calcext:value-type="float">
            <text:p>21011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3];[.B13])" office:value-type="string" office:string-value="dncuio210113" calcext:value-type="string">
            <text:p>dncuio210113</text:p>
          </table:table-cell>
          <table:table-cell table:formula="of:=CONCATENATE([.A13];[.B13];[.C13];[.D13])" office:value-type="string" office:string-value="dncuio210113$nuevas," calcext:value-type="string">
            <text:p>dncuio21011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14" calcext:value-type="float">
            <text:p>21011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4];[.B14])" office:value-type="string" office:string-value="dncuio210114" calcext:value-type="string">
            <text:p>dncuio210114</text:p>
          </table:table-cell>
          <table:table-cell table:formula="of:=CONCATENATE([.A14];[.B14];[.C14];[.D14])" office:value-type="string" office:string-value="dncuio210114$nuevas," calcext:value-type="string">
            <text:p>dncuio21011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15" calcext:value-type="float">
            <text:p>21011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5];[.B15])" office:value-type="string" office:string-value="dncuio210115" calcext:value-type="string">
            <text:p>dncuio210115</text:p>
          </table:table-cell>
          <table:table-cell table:formula="of:=CONCATENATE([.A15];[.B15];[.C15];[.D15])" office:value-type="string" office:string-value="dncuio210115$nuevas," calcext:value-type="string">
            <text:p>dncuio21011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16" calcext:value-type="float">
            <text:p>21011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6];[.B16])" office:value-type="string" office:string-value="dncuio210116" calcext:value-type="string">
            <text:p>dncuio210116</text:p>
          </table:table-cell>
          <table:table-cell table:formula="of:=CONCATENATE([.A16];[.B16];[.C16];[.D16])" office:value-type="string" office:string-value="dncuio210116$nuevas," calcext:value-type="string">
            <text:p>dncuio21011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17" calcext:value-type="float">
            <text:p>21011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7];[.B17])" office:value-type="string" office:string-value="dncuio210117" calcext:value-type="string">
            <text:p>dncuio210117</text:p>
          </table:table-cell>
          <table:table-cell table:formula="of:=CONCATENATE([.A17];[.B17];[.C17];[.D17])" office:value-type="string" office:string-value="dncuio210117$nuevas," calcext:value-type="string">
            <text:p>dncuio21011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18" calcext:value-type="float">
            <text:p>21011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8];[.B18])" office:value-type="string" office:string-value="dncuio210118" calcext:value-type="string">
            <text:p>dncuio210118</text:p>
          </table:table-cell>
          <table:table-cell table:formula="of:=CONCATENATE([.A18];[.B18];[.C18];[.D18])" office:value-type="string" office:string-value="dncuio210118$nuevas," calcext:value-type="string">
            <text:p>dncuio21011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19" calcext:value-type="float">
            <text:p>21011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9];[.B19])" office:value-type="string" office:string-value="dncuio210119" calcext:value-type="string">
            <text:p>dncuio210119</text:p>
          </table:table-cell>
          <table:table-cell table:formula="of:=CONCATENATE([.A19];[.B19];[.C19];[.D19])" office:value-type="string" office:string-value="dncuio210119$nuevas," calcext:value-type="string">
            <text:p>dncuio21011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20" calcext:value-type="float">
            <text:p>21012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0];[.B20])" office:value-type="string" office:string-value="dncuio210120" calcext:value-type="string">
            <text:p>dncuio210120</text:p>
          </table:table-cell>
          <table:table-cell table:formula="of:=CONCATENATE([.A20];[.B20];[.C20];[.D20])" office:value-type="string" office:string-value="dncuio210120$nuevas," calcext:value-type="string">
            <text:p>dncuio21012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21" calcext:value-type="float">
            <text:p>21012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1];[.B21])" office:value-type="string" office:string-value="dncuio210121" calcext:value-type="string">
            <text:p>dncuio210121</text:p>
          </table:table-cell>
          <table:table-cell table:formula="of:=CONCATENATE([.A21];[.B21];[.C21];[.D21])" office:value-type="string" office:string-value="dncuio210121$nuevas," calcext:value-type="string">
            <text:p>dncuio21012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22" calcext:value-type="float">
            <text:p>21012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2];[.B22])" office:value-type="string" office:string-value="dncuio210122" calcext:value-type="string">
            <text:p>dncuio210122</text:p>
          </table:table-cell>
          <table:table-cell table:formula="of:=CONCATENATE([.A22];[.B22];[.C22];[.D22])" office:value-type="string" office:string-value="dncuio210122$nuevas," calcext:value-type="string">
            <text:p>dncuio21012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23" calcext:value-type="float">
            <text:p>21012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3];[.B23])" office:value-type="string" office:string-value="dncuio210123" calcext:value-type="string">
            <text:p>dncuio210123</text:p>
          </table:table-cell>
          <table:table-cell table:formula="of:=CONCATENATE([.A23];[.B23];[.C23];[.D23])" office:value-type="string" office:string-value="dncuio210123$nuevas," calcext:value-type="string">
            <text:p>dncuio21012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24" calcext:value-type="float">
            <text:p>21012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4];[.B24])" office:value-type="string" office:string-value="dncuio210124" calcext:value-type="string">
            <text:p>dncuio210124</text:p>
          </table:table-cell>
          <table:table-cell table:formula="of:=CONCATENATE([.A24];[.B24];[.C24];[.D24])" office:value-type="string" office:string-value="dncuio210124$nuevas," calcext:value-type="string">
            <text:p>dncuio21012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25" calcext:value-type="float">
            <text:p>21012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5];[.B25])" office:value-type="string" office:string-value="dncuio210125" calcext:value-type="string">
            <text:p>dncuio210125</text:p>
          </table:table-cell>
          <table:table-cell table:formula="of:=CONCATENATE([.A25];[.B25];[.C25];[.D25])" office:value-type="string" office:string-value="dncuio210125$nuevas," calcext:value-type="string">
            <text:p>dncuio21012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26" calcext:value-type="float">
            <text:p>21012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6];[.B26])" office:value-type="string" office:string-value="dncuio210126" calcext:value-type="string">
            <text:p>dncuio210126</text:p>
          </table:table-cell>
          <table:table-cell table:formula="of:=CONCATENATE([.A26];[.B26];[.C26];[.D26])" office:value-type="string" office:string-value="dncuio210126$nuevas," calcext:value-type="string">
            <text:p>dncuio21012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27" calcext:value-type="float">
            <text:p>21012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7];[.B27])" office:value-type="string" office:string-value="dncuio210127" calcext:value-type="string">
            <text:p>dncuio210127</text:p>
          </table:table-cell>
          <table:table-cell table:formula="of:=CONCATENATE([.A27];[.B27];[.C27];[.D27])" office:value-type="string" office:string-value="dncuio210127$nuevas," calcext:value-type="string">
            <text:p>dncuio21012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28" calcext:value-type="float">
            <text:p>21012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8];[.B28])" office:value-type="string" office:string-value="dncuio210128" calcext:value-type="string">
            <text:p>dncuio210128</text:p>
          </table:table-cell>
          <table:table-cell table:formula="of:=CONCATENATE([.A28];[.B28];[.C28];[.D28])" office:value-type="string" office:string-value="dncuio210128$nuevas," calcext:value-type="string">
            <text:p>dncuio21012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29" calcext:value-type="float">
            <text:p>21012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9];[.B29])" office:value-type="string" office:string-value="dncuio210129" calcext:value-type="string">
            <text:p>dncuio210129</text:p>
          </table:table-cell>
          <table:table-cell table:formula="of:=CONCATENATE([.A29];[.B29];[.C29];[.D29])" office:value-type="string" office:string-value="dncuio210129$nuevas," calcext:value-type="string">
            <text:p>dncuio21012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30" calcext:value-type="float">
            <text:p>21013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0];[.B30])" office:value-type="string" office:string-value="dncuio210130" calcext:value-type="string">
            <text:p>dncuio210130</text:p>
          </table:table-cell>
          <table:table-cell table:formula="of:=CONCATENATE([.A30];[.B30];[.C30];[.D30])" office:value-type="string" office:string-value="dncuio210130$nuevas," calcext:value-type="string">
            <text:p>dncuio21013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131" calcext:value-type="float">
            <text:p>21013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1];[.B31])" office:value-type="string" office:string-value="dncuio210131" calcext:value-type="string">
            <text:p>dncuio210131</text:p>
          </table:table-cell>
          <table:table-cell table:formula="of:=CONCATENATE([.A31];[.B31];[.C31];[.D31])" office:value-type="string" office:string-value="dncuio210131$nuevas," calcext:value-type="string">
            <text:p>dncuio21013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01" calcext:value-type="float">
            <text:p>21020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2];[.B32])" office:value-type="string" office:string-value="dncuio210201" calcext:value-type="string">
            <text:p>dncuio210201</text:p>
          </table:table-cell>
          <table:table-cell table:formula="of:=CONCATENATE([.A32];[.B32];[.C32];[.D32])" office:value-type="string" office:string-value="dncuio210201$nuevas," calcext:value-type="string">
            <text:p>dncuio21020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02" calcext:value-type="float">
            <text:p>21020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3];[.B33])" office:value-type="string" office:string-value="dncuio210202" calcext:value-type="string">
            <text:p>dncuio210202</text:p>
          </table:table-cell>
          <table:table-cell table:formula="of:=CONCATENATE([.A33];[.B33];[.C33];[.D33])" office:value-type="string" office:string-value="dncuio210202$nuevas," calcext:value-type="string">
            <text:p>dncuio21020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03" calcext:value-type="float">
            <text:p>21020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4];[.B34])" office:value-type="string" office:string-value="dncuio210203" calcext:value-type="string">
            <text:p>dncuio210203</text:p>
          </table:table-cell>
          <table:table-cell table:formula="of:=CONCATENATE([.A34];[.B34];[.C34];[.D34])" office:value-type="string" office:string-value="dncuio210203$nuevas," calcext:value-type="string">
            <text:p>dncuio21020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04" calcext:value-type="float">
            <text:p>21020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5];[.B35])" office:value-type="string" office:string-value="dncuio210204" calcext:value-type="string">
            <text:p>dncuio210204</text:p>
          </table:table-cell>
          <table:table-cell table:formula="of:=CONCATENATE([.A35];[.B35];[.C35];[.D35])" office:value-type="string" office:string-value="dncuio210204$nuevas," calcext:value-type="string">
            <text:p>dncuio21020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05" calcext:value-type="float">
            <text:p>21020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6];[.B36])" office:value-type="string" office:string-value="dncuio210205" calcext:value-type="string">
            <text:p>dncuio210205</text:p>
          </table:table-cell>
          <table:table-cell table:formula="of:=CONCATENATE([.A36];[.B36];[.C36];[.D36])" office:value-type="string" office:string-value="dncuio210205$nuevas," calcext:value-type="string">
            <text:p>dncuio21020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06" calcext:value-type="float">
            <text:p>21020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7];[.B37])" office:value-type="string" office:string-value="dncuio210206" calcext:value-type="string">
            <text:p>dncuio210206</text:p>
          </table:table-cell>
          <table:table-cell table:formula="of:=CONCATENATE([.A37];[.B37];[.C37];[.D37])" office:value-type="string" office:string-value="dncuio210206$nuevas," calcext:value-type="string">
            <text:p>dncuio21020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07" calcext:value-type="float">
            <text:p>21020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8];[.B38])" office:value-type="string" office:string-value="dncuio210207" calcext:value-type="string">
            <text:p>dncuio210207</text:p>
          </table:table-cell>
          <table:table-cell table:formula="of:=CONCATENATE([.A38];[.B38];[.C38];[.D38])" office:value-type="string" office:string-value="dncuio210207$nuevas," calcext:value-type="string">
            <text:p>dncuio21020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08" calcext:value-type="float">
            <text:p>21020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9];[.B39])" office:value-type="string" office:string-value="dncuio210208" calcext:value-type="string">
            <text:p>dncuio210208</text:p>
          </table:table-cell>
          <table:table-cell table:formula="of:=CONCATENATE([.A39];[.B39];[.C39];[.D39])" office:value-type="string" office:string-value="dncuio210208$nuevas," calcext:value-type="string">
            <text:p>dncuio21020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09" calcext:value-type="float">
            <text:p>21020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40];[.B40])" office:value-type="string" office:string-value="dncuio210209" calcext:value-type="string">
            <text:p>dncuio210209</text:p>
          </table:table-cell>
          <table:table-cell table:formula="of:=CONCATENATE([.A40];[.B40];[.C40];[.D40])" office:value-type="string" office:string-value="dncuio210209$nuevas," calcext:value-type="string">
            <text:p>dncuio21020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10" calcext:value-type="float">
            <text:p>21021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41];[.B41])" office:value-type="string" office:string-value="dncuio210210" calcext:value-type="string">
            <text:p>dncuio210210</text:p>
          </table:table-cell>
          <table:table-cell table:formula="of:=CONCATENATE([.A41];[.B41];[.C41];[.D41])" office:value-type="string" office:string-value="dncuio210210$nuevas," calcext:value-type="string">
            <text:p>dncuio21021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11" calcext:value-type="float">
            <text:p>21021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42];[.B42])" office:value-type="string" office:string-value="dncuio210211" calcext:value-type="string">
            <text:p>dncuio210211</text:p>
          </table:table-cell>
          <table:table-cell table:formula="of:=CONCATENATE([.A42];[.B42];[.C42];[.D42])" office:value-type="string" office:string-value="dncuio210211$nuevas," calcext:value-type="string">
            <text:p>dncuio21021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12" calcext:value-type="float">
            <text:p>21021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43];[.B43])" office:value-type="string" office:string-value="dncuio210212" calcext:value-type="string">
            <text:p>dncuio210212</text:p>
          </table:table-cell>
          <table:table-cell table:formula="of:=CONCATENATE([.A43];[.B43];[.C43];[.D43])" office:value-type="string" office:string-value="dncuio210212$nuevas," calcext:value-type="string">
            <text:p>dncuio21021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13" calcext:value-type="float">
            <text:p>21021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44];[.B44])" office:value-type="string" office:string-value="dncuio210213" calcext:value-type="string">
            <text:p>dncuio210213</text:p>
          </table:table-cell>
          <table:table-cell table:formula="of:=CONCATENATE([.A44];[.B44];[.C44];[.D44])" office:value-type="string" office:string-value="dncuio210213$nuevas," calcext:value-type="string">
            <text:p>dncuio21021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14" calcext:value-type="float">
            <text:p>21021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45];[.B45])" office:value-type="string" office:string-value="dncuio210214" calcext:value-type="string">
            <text:p>dncuio210214</text:p>
          </table:table-cell>
          <table:table-cell table:formula="of:=CONCATENATE([.A45];[.B45];[.C45];[.D45])" office:value-type="string" office:string-value="dncuio210214$nuevas," calcext:value-type="string">
            <text:p>dncuio21021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15" calcext:value-type="float">
            <text:p>21021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46];[.B46])" office:value-type="string" office:string-value="dncuio210215" calcext:value-type="string">
            <text:p>dncuio210215</text:p>
          </table:table-cell>
          <table:table-cell table:formula="of:=CONCATENATE([.A46];[.B46];[.C46];[.D46])" office:value-type="string" office:string-value="dncuio210215$nuevas," calcext:value-type="string">
            <text:p>dncuio21021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16" calcext:value-type="float">
            <text:p>21021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47];[.B47])" office:value-type="string" office:string-value="dncuio210216" calcext:value-type="string">
            <text:p>dncuio210216</text:p>
          </table:table-cell>
          <table:table-cell table:formula="of:=CONCATENATE([.A47];[.B47];[.C47];[.D47])" office:value-type="string" office:string-value="dncuio210216$nuevas," calcext:value-type="string">
            <text:p>dncuio21021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17" calcext:value-type="float">
            <text:p>21021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48];[.B48])" office:value-type="string" office:string-value="dncuio210217" calcext:value-type="string">
            <text:p>dncuio210217</text:p>
          </table:table-cell>
          <table:table-cell table:formula="of:=CONCATENATE([.A48];[.B48];[.C48];[.D48])" office:value-type="string" office:string-value="dncuio210217$nuevas," calcext:value-type="string">
            <text:p>dncuio21021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18" calcext:value-type="float">
            <text:p>21021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49];[.B49])" office:value-type="string" office:string-value="dncuio210218" calcext:value-type="string">
            <text:p>dncuio210218</text:p>
          </table:table-cell>
          <table:table-cell table:formula="of:=CONCATENATE([.A49];[.B49];[.C49];[.D49])" office:value-type="string" office:string-value="dncuio210218$nuevas," calcext:value-type="string">
            <text:p>dncuio21021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19" calcext:value-type="float">
            <text:p>21021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50];[.B50])" office:value-type="string" office:string-value="dncuio210219" calcext:value-type="string">
            <text:p>dncuio210219</text:p>
          </table:table-cell>
          <table:table-cell table:formula="of:=CONCATENATE([.A50];[.B50];[.C50];[.D50])" office:value-type="string" office:string-value="dncuio210219$nuevas," calcext:value-type="string">
            <text:p>dncuio21021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20" calcext:value-type="float">
            <text:p>21022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51];[.B51])" office:value-type="string" office:string-value="dncuio210220" calcext:value-type="string">
            <text:p>dncuio210220</text:p>
          </table:table-cell>
          <table:table-cell table:formula="of:=CONCATENATE([.A51];[.B51];[.C51];[.D51])" office:value-type="string" office:string-value="dncuio210220$nuevas," calcext:value-type="string">
            <text:p>dncuio21022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21" calcext:value-type="float">
            <text:p>21022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52];[.B52])" office:value-type="string" office:string-value="dncuio210221" calcext:value-type="string">
            <text:p>dncuio210221</text:p>
          </table:table-cell>
          <table:table-cell table:formula="of:=CONCATENATE([.A52];[.B52];[.C52];[.D52])" office:value-type="string" office:string-value="dncuio210221$nuevas," calcext:value-type="string">
            <text:p>dncuio21022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22" calcext:value-type="float">
            <text:p>21022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53];[.B53])" office:value-type="string" office:string-value="dncuio210222" calcext:value-type="string">
            <text:p>dncuio210222</text:p>
          </table:table-cell>
          <table:table-cell table:formula="of:=CONCATENATE([.A53];[.B53];[.C53];[.D53])" office:value-type="string" office:string-value="dncuio210222$nuevas," calcext:value-type="string">
            <text:p>dncuio21022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23" calcext:value-type="float">
            <text:p>21022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54];[.B54])" office:value-type="string" office:string-value="dncuio210223" calcext:value-type="string">
            <text:p>dncuio210223</text:p>
          </table:table-cell>
          <table:table-cell table:formula="of:=CONCATENATE([.A54];[.B54];[.C54];[.D54])" office:value-type="string" office:string-value="dncuio210223$nuevas," calcext:value-type="string">
            <text:p>dncuio21022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24" calcext:value-type="float">
            <text:p>21022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55];[.B55])" office:value-type="string" office:string-value="dncuio210224" calcext:value-type="string">
            <text:p>dncuio210224</text:p>
          </table:table-cell>
          <table:table-cell table:formula="of:=CONCATENATE([.A55];[.B55];[.C55];[.D55])" office:value-type="string" office:string-value="dncuio210224$nuevas," calcext:value-type="string">
            <text:p>dncuio21022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25" calcext:value-type="float">
            <text:p>21022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56];[.B56])" office:value-type="string" office:string-value="dncuio210225" calcext:value-type="string">
            <text:p>dncuio210225</text:p>
          </table:table-cell>
          <table:table-cell table:formula="of:=CONCATENATE([.A56];[.B56];[.C56];[.D56])" office:value-type="string" office:string-value="dncuio210225$nuevas," calcext:value-type="string">
            <text:p>dncuio21022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26" calcext:value-type="float">
            <text:p>21022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57];[.B57])" office:value-type="string" office:string-value="dncuio210226" calcext:value-type="string">
            <text:p>dncuio210226</text:p>
          </table:table-cell>
          <table:table-cell table:formula="of:=CONCATENATE([.A57];[.B57];[.C57];[.D57])" office:value-type="string" office:string-value="dncuio210226$nuevas," calcext:value-type="string">
            <text:p>dncuio21022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27" calcext:value-type="float">
            <text:p>21022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58];[.B58])" office:value-type="string" office:string-value="dncuio210227" calcext:value-type="string">
            <text:p>dncuio210227</text:p>
          </table:table-cell>
          <table:table-cell table:formula="of:=CONCATENATE([.A58];[.B58];[.C58];[.D58])" office:value-type="string" office:string-value="dncuio210227$nuevas," calcext:value-type="string">
            <text:p>dncuio21022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228" calcext:value-type="float">
            <text:p>21022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59];[.B59])" office:value-type="string" office:string-value="dncuio210228" calcext:value-type="string">
            <text:p>dncuio210228</text:p>
          </table:table-cell>
          <table:table-cell table:formula="of:=CONCATENATE([.A59];[.B59];[.C59];[.D59])" office:value-type="string" office:string-value="dncuio210228$nuevas," calcext:value-type="string">
            <text:p>dncuio21022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01" calcext:value-type="float">
            <text:p>21030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60];[.B60])" office:value-type="string" office:string-value="dncuio210301" calcext:value-type="string">
            <text:p>dncuio210301</text:p>
          </table:table-cell>
          <table:table-cell table:formula="of:=CONCATENATE([.A60];[.B60];[.C60];[.D60])" office:value-type="string" office:string-value="dncuio210301$nuevas," calcext:value-type="string">
            <text:p>dncuio21030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02" calcext:value-type="float">
            <text:p>21030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61];[.B61])" office:value-type="string" office:string-value="dncuio210302" calcext:value-type="string">
            <text:p>dncuio210302</text:p>
          </table:table-cell>
          <table:table-cell table:formula="of:=CONCATENATE([.A61];[.B61];[.C61];[.D61])" office:value-type="string" office:string-value="dncuio210302$nuevas," calcext:value-type="string">
            <text:p>dncuio21030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03" calcext:value-type="float">
            <text:p>21030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62];[.B62])" office:value-type="string" office:string-value="dncuio210303" calcext:value-type="string">
            <text:p>dncuio210303</text:p>
          </table:table-cell>
          <table:table-cell table:formula="of:=CONCATENATE([.A62];[.B62];[.C62];[.D62])" office:value-type="string" office:string-value="dncuio210303$nuevas," calcext:value-type="string">
            <text:p>dncuio21030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04" calcext:value-type="float">
            <text:p>21030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63];[.B63])" office:value-type="string" office:string-value="dncuio210304" calcext:value-type="string">
            <text:p>dncuio210304</text:p>
          </table:table-cell>
          <table:table-cell table:formula="of:=CONCATENATE([.A63];[.B63];[.C63];[.D63])" office:value-type="string" office:string-value="dncuio210304$nuevas," calcext:value-type="string">
            <text:p>dncuio21030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05" calcext:value-type="float">
            <text:p>21030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64];[.B64])" office:value-type="string" office:string-value="dncuio210305" calcext:value-type="string">
            <text:p>dncuio210305</text:p>
          </table:table-cell>
          <table:table-cell table:formula="of:=CONCATENATE([.A64];[.B64];[.C64];[.D64])" office:value-type="string" office:string-value="dncuio210305$nuevas," calcext:value-type="string">
            <text:p>dncuio21030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06" calcext:value-type="float">
            <text:p>21030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65];[.B65])" office:value-type="string" office:string-value="dncuio210306" calcext:value-type="string">
            <text:p>dncuio210306</text:p>
          </table:table-cell>
          <table:table-cell table:formula="of:=CONCATENATE([.A65];[.B65];[.C65];[.D65])" office:value-type="string" office:string-value="dncuio210306$nuevas," calcext:value-type="string">
            <text:p>dncuio21030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07" calcext:value-type="float">
            <text:p>21030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66];[.B66])" office:value-type="string" office:string-value="dncuio210307" calcext:value-type="string">
            <text:p>dncuio210307</text:p>
          </table:table-cell>
          <table:table-cell table:formula="of:=CONCATENATE([.A66];[.B66];[.C66];[.D66])" office:value-type="string" office:string-value="dncuio210307$nuevas," calcext:value-type="string">
            <text:p>dncuio21030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08" calcext:value-type="float">
            <text:p>21030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67];[.B67])" office:value-type="string" office:string-value="dncuio210308" calcext:value-type="string">
            <text:p>dncuio210308</text:p>
          </table:table-cell>
          <table:table-cell table:formula="of:=CONCATENATE([.A67];[.B67];[.C67];[.D67])" office:value-type="string" office:string-value="dncuio210308$nuevas," calcext:value-type="string">
            <text:p>dncuio21030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09" calcext:value-type="float">
            <text:p>21030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68];[.B68])" office:value-type="string" office:string-value="dncuio210309" calcext:value-type="string">
            <text:p>dncuio210309</text:p>
          </table:table-cell>
          <table:table-cell table:formula="of:=CONCATENATE([.A68];[.B68];[.C68];[.D68])" office:value-type="string" office:string-value="dncuio210309$nuevas," calcext:value-type="string">
            <text:p>dncuio21030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10" calcext:value-type="float">
            <text:p>21031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69];[.B69])" office:value-type="string" office:string-value="dncuio210310" calcext:value-type="string">
            <text:p>dncuio210310</text:p>
          </table:table-cell>
          <table:table-cell table:formula="of:=CONCATENATE([.A69];[.B69];[.C69];[.D69])" office:value-type="string" office:string-value="dncuio210310$nuevas," calcext:value-type="string">
            <text:p>dncuio21031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11" calcext:value-type="float">
            <text:p>21031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70];[.B70])" office:value-type="string" office:string-value="dncuio210311" calcext:value-type="string">
            <text:p>dncuio210311</text:p>
          </table:table-cell>
          <table:table-cell table:formula="of:=CONCATENATE([.A70];[.B70];[.C70];[.D70])" office:value-type="string" office:string-value="dncuio210311$nuevas," calcext:value-type="string">
            <text:p>dncuio21031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12" calcext:value-type="float">
            <text:p>21031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71];[.B71])" office:value-type="string" office:string-value="dncuio210312" calcext:value-type="string">
            <text:p>dncuio210312</text:p>
          </table:table-cell>
          <table:table-cell table:formula="of:=CONCATENATE([.A71];[.B71];[.C71];[.D71])" office:value-type="string" office:string-value="dncuio210312$nuevas," calcext:value-type="string">
            <text:p>dncuio21031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13" calcext:value-type="float">
            <text:p>21031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72];[.B72])" office:value-type="string" office:string-value="dncuio210313" calcext:value-type="string">
            <text:p>dncuio210313</text:p>
          </table:table-cell>
          <table:table-cell table:formula="of:=CONCATENATE([.A72];[.B72];[.C72];[.D72])" office:value-type="string" office:string-value="dncuio210313$nuevas," calcext:value-type="string">
            <text:p>dncuio21031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14" calcext:value-type="float">
            <text:p>21031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73];[.B73])" office:value-type="string" office:string-value="dncuio210314" calcext:value-type="string">
            <text:p>dncuio210314</text:p>
          </table:table-cell>
          <table:table-cell table:formula="of:=CONCATENATE([.A73];[.B73];[.C73];[.D73])" office:value-type="string" office:string-value="dncuio210314$nuevas," calcext:value-type="string">
            <text:p>dncuio21031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15" calcext:value-type="float">
            <text:p>21031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74];[.B74])" office:value-type="string" office:string-value="dncuio210315" calcext:value-type="string">
            <text:p>dncuio210315</text:p>
          </table:table-cell>
          <table:table-cell table:formula="of:=CONCATENATE([.A74];[.B74];[.C74];[.D74])" office:value-type="string" office:string-value="dncuio210315$nuevas," calcext:value-type="string">
            <text:p>dncuio21031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16" calcext:value-type="float">
            <text:p>21031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75];[.B75])" office:value-type="string" office:string-value="dncuio210316" calcext:value-type="string">
            <text:p>dncuio210316</text:p>
          </table:table-cell>
          <table:table-cell table:formula="of:=CONCATENATE([.A75];[.B75];[.C75];[.D75])" office:value-type="string" office:string-value="dncuio210316$nuevas," calcext:value-type="string">
            <text:p>dncuio21031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17" calcext:value-type="float">
            <text:p>21031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76];[.B76])" office:value-type="string" office:string-value="dncuio210317" calcext:value-type="string">
            <text:p>dncuio210317</text:p>
          </table:table-cell>
          <table:table-cell table:formula="of:=CONCATENATE([.A76];[.B76];[.C76];[.D76])" office:value-type="string" office:string-value="dncuio210317$nuevas," calcext:value-type="string">
            <text:p>dncuio21031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18" calcext:value-type="float">
            <text:p>21031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77];[.B77])" office:value-type="string" office:string-value="dncuio210318" calcext:value-type="string">
            <text:p>dncuio210318</text:p>
          </table:table-cell>
          <table:table-cell table:formula="of:=CONCATENATE([.A77];[.B77];[.C77];[.D77])" office:value-type="string" office:string-value="dncuio210318$nuevas," calcext:value-type="string">
            <text:p>dncuio21031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19" calcext:value-type="float">
            <text:p>21031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78];[.B78])" office:value-type="string" office:string-value="dncuio210319" calcext:value-type="string">
            <text:p>dncuio210319</text:p>
          </table:table-cell>
          <table:table-cell table:formula="of:=CONCATENATE([.A78];[.B78];[.C78];[.D78])" office:value-type="string" office:string-value="dncuio210319$nuevas," calcext:value-type="string">
            <text:p>dncuio21031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20" calcext:value-type="float">
            <text:p>21032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79];[.B79])" office:value-type="string" office:string-value="dncuio210320" calcext:value-type="string">
            <text:p>dncuio210320</text:p>
          </table:table-cell>
          <table:table-cell table:formula="of:=CONCATENATE([.A79];[.B79];[.C79];[.D79])" office:value-type="string" office:string-value="dncuio210320$nuevas," calcext:value-type="string">
            <text:p>dncuio21032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21" calcext:value-type="float">
            <text:p>21032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80];[.B80])" office:value-type="string" office:string-value="dncuio210321" calcext:value-type="string">
            <text:p>dncuio210321</text:p>
          </table:table-cell>
          <table:table-cell table:formula="of:=CONCATENATE([.A80];[.B80];[.C80];[.D80])" office:value-type="string" office:string-value="dncuio210321$nuevas," calcext:value-type="string">
            <text:p>dncuio21032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22" calcext:value-type="float">
            <text:p>21032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81];[.B81])" office:value-type="string" office:string-value="dncuio210322" calcext:value-type="string">
            <text:p>dncuio210322</text:p>
          </table:table-cell>
          <table:table-cell table:formula="of:=CONCATENATE([.A81];[.B81];[.C81];[.D81])" office:value-type="string" office:string-value="dncuio210322$nuevas," calcext:value-type="string">
            <text:p>dncuio21032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23" calcext:value-type="float">
            <text:p>21032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82];[.B82])" office:value-type="string" office:string-value="dncuio210323" calcext:value-type="string">
            <text:p>dncuio210323</text:p>
          </table:table-cell>
          <table:table-cell table:formula="of:=CONCATENATE([.A82];[.B82];[.C82];[.D82])" office:value-type="string" office:string-value="dncuio210323$nuevas," calcext:value-type="string">
            <text:p>dncuio21032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24" calcext:value-type="float">
            <text:p>21032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83];[.B83])" office:value-type="string" office:string-value="dncuio210324" calcext:value-type="string">
            <text:p>dncuio210324</text:p>
          </table:table-cell>
          <table:table-cell table:formula="of:=CONCATENATE([.A83];[.B83];[.C83];[.D83])" office:value-type="string" office:string-value="dncuio210324$nuevas," calcext:value-type="string">
            <text:p>dncuio21032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25" calcext:value-type="float">
            <text:p>21032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84];[.B84])" office:value-type="string" office:string-value="dncuio210325" calcext:value-type="string">
            <text:p>dncuio210325</text:p>
          </table:table-cell>
          <table:table-cell table:formula="of:=CONCATENATE([.A84];[.B84];[.C84];[.D84])" office:value-type="string" office:string-value="dncuio210325$nuevas," calcext:value-type="string">
            <text:p>dncuio21032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26" calcext:value-type="float">
            <text:p>21032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85];[.B85])" office:value-type="string" office:string-value="dncuio210326" calcext:value-type="string">
            <text:p>dncuio210326</text:p>
          </table:table-cell>
          <table:table-cell table:formula="of:=CONCATENATE([.A85];[.B85];[.C85];[.D85])" office:value-type="string" office:string-value="dncuio210326$nuevas," calcext:value-type="string">
            <text:p>dncuio21032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27" calcext:value-type="float">
            <text:p>21032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86];[.B86])" office:value-type="string" office:string-value="dncuio210327" calcext:value-type="string">
            <text:p>dncuio210327</text:p>
          </table:table-cell>
          <table:table-cell table:formula="of:=CONCATENATE([.A86];[.B86];[.C86];[.D86])" office:value-type="string" office:string-value="dncuio210327$nuevas," calcext:value-type="string">
            <text:p>dncuio21032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28" calcext:value-type="float">
            <text:p>21032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87];[.B87])" office:value-type="string" office:string-value="dncuio210328" calcext:value-type="string">
            <text:p>dncuio210328</text:p>
          </table:table-cell>
          <table:table-cell table:formula="of:=CONCATENATE([.A87];[.B87];[.C87];[.D87])" office:value-type="string" office:string-value="dncuio210328$nuevas," calcext:value-type="string">
            <text:p>dncuio21032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29" calcext:value-type="float">
            <text:p>21032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88];[.B88])" office:value-type="string" office:string-value="dncuio210329" calcext:value-type="string">
            <text:p>dncuio210329</text:p>
          </table:table-cell>
          <table:table-cell table:formula="of:=CONCATENATE([.A88];[.B88];[.C88];[.D88])" office:value-type="string" office:string-value="dncuio210329$nuevas," calcext:value-type="string">
            <text:p>dncuio21032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30" calcext:value-type="float">
            <text:p>21033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89];[.B89])" office:value-type="string" office:string-value="dncuio210330" calcext:value-type="string">
            <text:p>dncuio210330</text:p>
          </table:table-cell>
          <table:table-cell table:formula="of:=CONCATENATE([.A89];[.B89];[.C89];[.D89])" office:value-type="string" office:string-value="dncuio210330$nuevas," calcext:value-type="string">
            <text:p>dncuio21033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331" calcext:value-type="float">
            <text:p>21033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90];[.B90])" office:value-type="string" office:string-value="dncuio210331" calcext:value-type="string">
            <text:p>dncuio210331</text:p>
          </table:table-cell>
          <table:table-cell table:formula="of:=CONCATENATE([.A90];[.B90];[.C90];[.D90])" office:value-type="string" office:string-value="dncuio210331$nuevas," calcext:value-type="string">
            <text:p>dncuio21033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01" calcext:value-type="float">
            <text:p>21040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91];[.B91])" office:value-type="string" office:string-value="dncuio210401" calcext:value-type="string">
            <text:p>dncuio210401</text:p>
          </table:table-cell>
          <table:table-cell table:formula="of:=CONCATENATE([.A91];[.B91];[.C91];[.D91])" office:value-type="string" office:string-value="dncuio210401$nuevas," calcext:value-type="string">
            <text:p>dncuio21040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02" calcext:value-type="float">
            <text:p>21040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92];[.B92])" office:value-type="string" office:string-value="dncuio210402" calcext:value-type="string">
            <text:p>dncuio210402</text:p>
          </table:table-cell>
          <table:table-cell table:formula="of:=CONCATENATE([.A92];[.B92];[.C92];[.D92])" office:value-type="string" office:string-value="dncuio210402$nuevas," calcext:value-type="string">
            <text:p>dncuio21040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03" calcext:value-type="float">
            <text:p>21040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93];[.B93])" office:value-type="string" office:string-value="dncuio210403" calcext:value-type="string">
            <text:p>dncuio210403</text:p>
          </table:table-cell>
          <table:table-cell table:formula="of:=CONCATENATE([.A93];[.B93];[.C93];[.D93])" office:value-type="string" office:string-value="dncuio210403$nuevas," calcext:value-type="string">
            <text:p>dncuio21040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04" calcext:value-type="float">
            <text:p>21040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94];[.B94])" office:value-type="string" office:string-value="dncuio210404" calcext:value-type="string">
            <text:p>dncuio210404</text:p>
          </table:table-cell>
          <table:table-cell table:formula="of:=CONCATENATE([.A94];[.B94];[.C94];[.D94])" office:value-type="string" office:string-value="dncuio210404$nuevas," calcext:value-type="string">
            <text:p>dncuio21040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05" calcext:value-type="float">
            <text:p>21040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95];[.B95])" office:value-type="string" office:string-value="dncuio210405" calcext:value-type="string">
            <text:p>dncuio210405</text:p>
          </table:table-cell>
          <table:table-cell table:formula="of:=CONCATENATE([.A95];[.B95];[.C95];[.D95])" office:value-type="string" office:string-value="dncuio210405$nuevas," calcext:value-type="string">
            <text:p>dncuio21040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06" calcext:value-type="float">
            <text:p>21040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96];[.B96])" office:value-type="string" office:string-value="dncuio210406" calcext:value-type="string">
            <text:p>dncuio210406</text:p>
          </table:table-cell>
          <table:table-cell table:formula="of:=CONCATENATE([.A96];[.B96];[.C96];[.D96])" office:value-type="string" office:string-value="dncuio210406$nuevas," calcext:value-type="string">
            <text:p>dncuio21040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07" calcext:value-type="float">
            <text:p>21040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97];[.B97])" office:value-type="string" office:string-value="dncuio210407" calcext:value-type="string">
            <text:p>dncuio210407</text:p>
          </table:table-cell>
          <table:table-cell table:formula="of:=CONCATENATE([.A97];[.B97];[.C97];[.D97])" office:value-type="string" office:string-value="dncuio210407$nuevas," calcext:value-type="string">
            <text:p>dncuio21040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08" calcext:value-type="float">
            <text:p>21040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98];[.B98])" office:value-type="string" office:string-value="dncuio210408" calcext:value-type="string">
            <text:p>dncuio210408</text:p>
          </table:table-cell>
          <table:table-cell table:formula="of:=CONCATENATE([.A98];[.B98];[.C98];[.D98])" office:value-type="string" office:string-value="dncuio210408$nuevas," calcext:value-type="string">
            <text:p>dncuio21040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09" calcext:value-type="float">
            <text:p>21040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99];[.B99])" office:value-type="string" office:string-value="dncuio210409" calcext:value-type="string">
            <text:p>dncuio210409</text:p>
          </table:table-cell>
          <table:table-cell table:formula="of:=CONCATENATE([.A99];[.B99];[.C99];[.D99])" office:value-type="string" office:string-value="dncuio210409$nuevas," calcext:value-type="string">
            <text:p>dncuio21040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10" calcext:value-type="float">
            <text:p>21041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00];[.B100])" office:value-type="string" office:string-value="dncuio210410" calcext:value-type="string">
            <text:p>dncuio210410</text:p>
          </table:table-cell>
          <table:table-cell table:formula="of:=CONCATENATE([.A100];[.B100];[.C100];[.D100])" office:value-type="string" office:string-value="dncuio210410$nuevas," calcext:value-type="string">
            <text:p>dncuio21041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11" calcext:value-type="float">
            <text:p>21041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01];[.B101])" office:value-type="string" office:string-value="dncuio210411" calcext:value-type="string">
            <text:p>dncuio210411</text:p>
          </table:table-cell>
          <table:table-cell table:formula="of:=CONCATENATE([.A101];[.B101];[.C101];[.D101])" office:value-type="string" office:string-value="dncuio210411$nuevas," calcext:value-type="string">
            <text:p>dncuio21041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12" calcext:value-type="float">
            <text:p>21041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02];[.B102])" office:value-type="string" office:string-value="dncuio210412" calcext:value-type="string">
            <text:p>dncuio210412</text:p>
          </table:table-cell>
          <table:table-cell table:formula="of:=CONCATENATE([.A102];[.B102];[.C102];[.D102])" office:value-type="string" office:string-value="dncuio210412$nuevas," calcext:value-type="string">
            <text:p>dncuio21041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13" calcext:value-type="float">
            <text:p>21041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03];[.B103])" office:value-type="string" office:string-value="dncuio210413" calcext:value-type="string">
            <text:p>dncuio210413</text:p>
          </table:table-cell>
          <table:table-cell table:formula="of:=CONCATENATE([.A103];[.B103];[.C103];[.D103])" office:value-type="string" office:string-value="dncuio210413$nuevas," calcext:value-type="string">
            <text:p>dncuio21041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14" calcext:value-type="float">
            <text:p>21041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04];[.B104])" office:value-type="string" office:string-value="dncuio210414" calcext:value-type="string">
            <text:p>dncuio210414</text:p>
          </table:table-cell>
          <table:table-cell table:formula="of:=CONCATENATE([.A104];[.B104];[.C104];[.D104])" office:value-type="string" office:string-value="dncuio210414$nuevas," calcext:value-type="string">
            <text:p>dncuio21041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15" calcext:value-type="float">
            <text:p>21041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05];[.B105])" office:value-type="string" office:string-value="dncuio210415" calcext:value-type="string">
            <text:p>dncuio210415</text:p>
          </table:table-cell>
          <table:table-cell table:formula="of:=CONCATENATE([.A105];[.B105];[.C105];[.D105])" office:value-type="string" office:string-value="dncuio210415$nuevas," calcext:value-type="string">
            <text:p>dncuio21041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16" calcext:value-type="float">
            <text:p>21041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06];[.B106])" office:value-type="string" office:string-value="dncuio210416" calcext:value-type="string">
            <text:p>dncuio210416</text:p>
          </table:table-cell>
          <table:table-cell table:formula="of:=CONCATENATE([.A106];[.B106];[.C106];[.D106])" office:value-type="string" office:string-value="dncuio210416$nuevas," calcext:value-type="string">
            <text:p>dncuio21041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17" calcext:value-type="float">
            <text:p>21041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07];[.B107])" office:value-type="string" office:string-value="dncuio210417" calcext:value-type="string">
            <text:p>dncuio210417</text:p>
          </table:table-cell>
          <table:table-cell table:formula="of:=CONCATENATE([.A107];[.B107];[.C107];[.D107])" office:value-type="string" office:string-value="dncuio210417$nuevas," calcext:value-type="string">
            <text:p>dncuio21041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18" calcext:value-type="float">
            <text:p>21041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08];[.B108])" office:value-type="string" office:string-value="dncuio210418" calcext:value-type="string">
            <text:p>dncuio210418</text:p>
          </table:table-cell>
          <table:table-cell table:formula="of:=CONCATENATE([.A108];[.B108];[.C108];[.D108])" office:value-type="string" office:string-value="dncuio210418$nuevas," calcext:value-type="string">
            <text:p>dncuio21041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19" calcext:value-type="float">
            <text:p>21041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09];[.B109])" office:value-type="string" office:string-value="dncuio210419" calcext:value-type="string">
            <text:p>dncuio210419</text:p>
          </table:table-cell>
          <table:table-cell table:formula="of:=CONCATENATE([.A109];[.B109];[.C109];[.D109])" office:value-type="string" office:string-value="dncuio210419$nuevas," calcext:value-type="string">
            <text:p>dncuio21041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20" calcext:value-type="float">
            <text:p>21042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10];[.B110])" office:value-type="string" office:string-value="dncuio210420" calcext:value-type="string">
            <text:p>dncuio210420</text:p>
          </table:table-cell>
          <table:table-cell table:formula="of:=CONCATENATE([.A110];[.B110];[.C110];[.D110])" office:value-type="string" office:string-value="dncuio210420$nuevas," calcext:value-type="string">
            <text:p>dncuio21042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21" calcext:value-type="float">
            <text:p>21042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11];[.B111])" office:value-type="string" office:string-value="dncuio210421" calcext:value-type="string">
            <text:p>dncuio210421</text:p>
          </table:table-cell>
          <table:table-cell table:formula="of:=CONCATENATE([.A111];[.B111];[.C111];[.D111])" office:value-type="string" office:string-value="dncuio210421$nuevas," calcext:value-type="string">
            <text:p>dncuio21042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22" calcext:value-type="float">
            <text:p>21042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12];[.B112])" office:value-type="string" office:string-value="dncuio210422" calcext:value-type="string">
            <text:p>dncuio210422</text:p>
          </table:table-cell>
          <table:table-cell table:formula="of:=CONCATENATE([.A112];[.B112];[.C112];[.D112])" office:value-type="string" office:string-value="dncuio210422$nuevas," calcext:value-type="string">
            <text:p>dncuio21042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23" calcext:value-type="float">
            <text:p>21042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13];[.B113])" office:value-type="string" office:string-value="dncuio210423" calcext:value-type="string">
            <text:p>dncuio210423</text:p>
          </table:table-cell>
          <table:table-cell table:formula="of:=CONCATENATE([.A113];[.B113];[.C113];[.D113])" office:value-type="string" office:string-value="dncuio210423$nuevas," calcext:value-type="string">
            <text:p>dncuio21042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24" calcext:value-type="float">
            <text:p>21042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14];[.B114])" office:value-type="string" office:string-value="dncuio210424" calcext:value-type="string">
            <text:p>dncuio210424</text:p>
          </table:table-cell>
          <table:table-cell table:formula="of:=CONCATENATE([.A114];[.B114];[.C114];[.D114])" office:value-type="string" office:string-value="dncuio210424$nuevas," calcext:value-type="string">
            <text:p>dncuio21042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25" calcext:value-type="float">
            <text:p>21042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15];[.B115])" office:value-type="string" office:string-value="dncuio210425" calcext:value-type="string">
            <text:p>dncuio210425</text:p>
          </table:table-cell>
          <table:table-cell table:formula="of:=CONCATENATE([.A115];[.B115];[.C115];[.D115])" office:value-type="string" office:string-value="dncuio210425$nuevas," calcext:value-type="string">
            <text:p>dncuio21042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26" calcext:value-type="float">
            <text:p>21042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16];[.B116])" office:value-type="string" office:string-value="dncuio210426" calcext:value-type="string">
            <text:p>dncuio210426</text:p>
          </table:table-cell>
          <table:table-cell table:formula="of:=CONCATENATE([.A116];[.B116];[.C116];[.D116])" office:value-type="string" office:string-value="dncuio210426$nuevas," calcext:value-type="string">
            <text:p>dncuio21042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27" calcext:value-type="float">
            <text:p>21042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17];[.B117])" office:value-type="string" office:string-value="dncuio210427" calcext:value-type="string">
            <text:p>dncuio210427</text:p>
          </table:table-cell>
          <table:table-cell table:formula="of:=CONCATENATE([.A117];[.B117];[.C117];[.D117])" office:value-type="string" office:string-value="dncuio210427$nuevas," calcext:value-type="string">
            <text:p>dncuio21042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28" calcext:value-type="float">
            <text:p>21042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18];[.B118])" office:value-type="string" office:string-value="dncuio210428" calcext:value-type="string">
            <text:p>dncuio210428</text:p>
          </table:table-cell>
          <table:table-cell table:formula="of:=CONCATENATE([.A118];[.B118];[.C118];[.D118])" office:value-type="string" office:string-value="dncuio210428$nuevas," calcext:value-type="string">
            <text:p>dncuio21042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29" calcext:value-type="float">
            <text:p>21042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19];[.B119])" office:value-type="string" office:string-value="dncuio210429" calcext:value-type="string">
            <text:p>dncuio210429</text:p>
          </table:table-cell>
          <table:table-cell table:formula="of:=CONCATENATE([.A119];[.B119];[.C119];[.D119])" office:value-type="string" office:string-value="dncuio210429$nuevas," calcext:value-type="string">
            <text:p>dncuio21042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430" calcext:value-type="float">
            <text:p>21043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20];[.B120])" office:value-type="string" office:string-value="dncuio210430" calcext:value-type="string">
            <text:p>dncuio210430</text:p>
          </table:table-cell>
          <table:table-cell table:formula="of:=CONCATENATE([.A120];[.B120];[.C120];[.D120])" office:value-type="string" office:string-value="dncuio210430$nuevas," calcext:value-type="string">
            <text:p>dncuio21043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01" calcext:value-type="float">
            <text:p>21050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21];[.B121])" office:value-type="string" office:string-value="dncuio210501" calcext:value-type="string">
            <text:p>dncuio210501</text:p>
          </table:table-cell>
          <table:table-cell table:formula="of:=CONCATENATE([.A121];[.B121];[.C121];[.D121])" office:value-type="string" office:string-value="dncuio210501$nuevas," calcext:value-type="string">
            <text:p>dncuio21050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02" calcext:value-type="float">
            <text:p>21050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22];[.B122])" office:value-type="string" office:string-value="dncuio210502" calcext:value-type="string">
            <text:p>dncuio210502</text:p>
          </table:table-cell>
          <table:table-cell table:formula="of:=CONCATENATE([.A122];[.B122];[.C122];[.D122])" office:value-type="string" office:string-value="dncuio210502$nuevas," calcext:value-type="string">
            <text:p>dncuio21050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03" calcext:value-type="float">
            <text:p>21050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23];[.B123])" office:value-type="string" office:string-value="dncuio210503" calcext:value-type="string">
            <text:p>dncuio210503</text:p>
          </table:table-cell>
          <table:table-cell table:formula="of:=CONCATENATE([.A123];[.B123];[.C123];[.D123])" office:value-type="string" office:string-value="dncuio210503$nuevas," calcext:value-type="string">
            <text:p>dncuio21050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04" calcext:value-type="float">
            <text:p>21050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24];[.B124])" office:value-type="string" office:string-value="dncuio210504" calcext:value-type="string">
            <text:p>dncuio210504</text:p>
          </table:table-cell>
          <table:table-cell table:formula="of:=CONCATENATE([.A124];[.B124];[.C124];[.D124])" office:value-type="string" office:string-value="dncuio210504$nuevas," calcext:value-type="string">
            <text:p>dncuio21050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05" calcext:value-type="float">
            <text:p>21050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25];[.B125])" office:value-type="string" office:string-value="dncuio210505" calcext:value-type="string">
            <text:p>dncuio210505</text:p>
          </table:table-cell>
          <table:table-cell table:formula="of:=CONCATENATE([.A125];[.B125];[.C125];[.D125])" office:value-type="string" office:string-value="dncuio210505$nuevas," calcext:value-type="string">
            <text:p>dncuio21050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06" calcext:value-type="float">
            <text:p>21050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26];[.B126])" office:value-type="string" office:string-value="dncuio210506" calcext:value-type="string">
            <text:p>dncuio210506</text:p>
          </table:table-cell>
          <table:table-cell table:formula="of:=CONCATENATE([.A126];[.B126];[.C126];[.D126])" office:value-type="string" office:string-value="dncuio210506$nuevas," calcext:value-type="string">
            <text:p>dncuio21050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07" calcext:value-type="float">
            <text:p>21050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27];[.B127])" office:value-type="string" office:string-value="dncuio210507" calcext:value-type="string">
            <text:p>dncuio210507</text:p>
          </table:table-cell>
          <table:table-cell table:formula="of:=CONCATENATE([.A127];[.B127];[.C127];[.D127])" office:value-type="string" office:string-value="dncuio210507$nuevas," calcext:value-type="string">
            <text:p>dncuio21050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08" calcext:value-type="float">
            <text:p>21050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28];[.B128])" office:value-type="string" office:string-value="dncuio210508" calcext:value-type="string">
            <text:p>dncuio210508</text:p>
          </table:table-cell>
          <table:table-cell table:formula="of:=CONCATENATE([.A128];[.B128];[.C128];[.D128])" office:value-type="string" office:string-value="dncuio210508$nuevas," calcext:value-type="string">
            <text:p>dncuio21050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09" calcext:value-type="float">
            <text:p>21050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29];[.B129])" office:value-type="string" office:string-value="dncuio210509" calcext:value-type="string">
            <text:p>dncuio210509</text:p>
          </table:table-cell>
          <table:table-cell table:formula="of:=CONCATENATE([.A129];[.B129];[.C129];[.D129])" office:value-type="string" office:string-value="dncuio210509$nuevas," calcext:value-type="string">
            <text:p>dncuio21050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10" calcext:value-type="float">
            <text:p>21051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30];[.B130])" office:value-type="string" office:string-value="dncuio210510" calcext:value-type="string">
            <text:p>dncuio210510</text:p>
          </table:table-cell>
          <table:table-cell table:formula="of:=CONCATENATE([.A130];[.B130];[.C130];[.D130])" office:value-type="string" office:string-value="dncuio210510$nuevas," calcext:value-type="string">
            <text:p>dncuio21051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11" calcext:value-type="float">
            <text:p>21051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31];[.B131])" office:value-type="string" office:string-value="dncuio210511" calcext:value-type="string">
            <text:p>dncuio210511</text:p>
          </table:table-cell>
          <table:table-cell table:formula="of:=CONCATENATE([.A131];[.B131];[.C131];[.D131])" office:value-type="string" office:string-value="dncuio210511$nuevas," calcext:value-type="string">
            <text:p>dncuio21051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12" calcext:value-type="float">
            <text:p>21051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32];[.B132])" office:value-type="string" office:string-value="dncuio210512" calcext:value-type="string">
            <text:p>dncuio210512</text:p>
          </table:table-cell>
          <table:table-cell table:formula="of:=CONCATENATE([.A132];[.B132];[.C132];[.D132])" office:value-type="string" office:string-value="dncuio210512$nuevas," calcext:value-type="string">
            <text:p>dncuio21051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13" calcext:value-type="float">
            <text:p>21051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33];[.B133])" office:value-type="string" office:string-value="dncuio210513" calcext:value-type="string">
            <text:p>dncuio210513</text:p>
          </table:table-cell>
          <table:table-cell table:formula="of:=CONCATENATE([.A133];[.B133];[.C133];[.D133])" office:value-type="string" office:string-value="dncuio210513$nuevas," calcext:value-type="string">
            <text:p>dncuio21051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14" calcext:value-type="float">
            <text:p>21051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34];[.B134])" office:value-type="string" office:string-value="dncuio210514" calcext:value-type="string">
            <text:p>dncuio210514</text:p>
          </table:table-cell>
          <table:table-cell table:formula="of:=CONCATENATE([.A134];[.B134];[.C134];[.D134])" office:value-type="string" office:string-value="dncuio210514$nuevas," calcext:value-type="string">
            <text:p>dncuio21051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15" calcext:value-type="float">
            <text:p>21051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35];[.B135])" office:value-type="string" office:string-value="dncuio210515" calcext:value-type="string">
            <text:p>dncuio210515</text:p>
          </table:table-cell>
          <table:table-cell table:formula="of:=CONCATENATE([.A135];[.B135];[.C135];[.D135])" office:value-type="string" office:string-value="dncuio210515$nuevas," calcext:value-type="string">
            <text:p>dncuio21051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16" calcext:value-type="float">
            <text:p>21051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36];[.B136])" office:value-type="string" office:string-value="dncuio210516" calcext:value-type="string">
            <text:p>dncuio210516</text:p>
          </table:table-cell>
          <table:table-cell table:formula="of:=CONCATENATE([.A136];[.B136];[.C136];[.D136])" office:value-type="string" office:string-value="dncuio210516$nuevas," calcext:value-type="string">
            <text:p>dncuio21051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17" calcext:value-type="float">
            <text:p>21051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37];[.B137])" office:value-type="string" office:string-value="dncuio210517" calcext:value-type="string">
            <text:p>dncuio210517</text:p>
          </table:table-cell>
          <table:table-cell table:formula="of:=CONCATENATE([.A137];[.B137];[.C137];[.D137])" office:value-type="string" office:string-value="dncuio210517$nuevas," calcext:value-type="string">
            <text:p>dncuio21051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18" calcext:value-type="float">
            <text:p>21051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38];[.B138])" office:value-type="string" office:string-value="dncuio210518" calcext:value-type="string">
            <text:p>dncuio210518</text:p>
          </table:table-cell>
          <table:table-cell table:formula="of:=CONCATENATE([.A138];[.B138];[.C138];[.D138])" office:value-type="string" office:string-value="dncuio210518$nuevas," calcext:value-type="string">
            <text:p>dncuio21051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19" calcext:value-type="float">
            <text:p>21051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39];[.B139])" office:value-type="string" office:string-value="dncuio210519" calcext:value-type="string">
            <text:p>dncuio210519</text:p>
          </table:table-cell>
          <table:table-cell table:formula="of:=CONCATENATE([.A139];[.B139];[.C139];[.D139])" office:value-type="string" office:string-value="dncuio210519$nuevas," calcext:value-type="string">
            <text:p>dncuio21051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20" calcext:value-type="float">
            <text:p>21052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40];[.B140])" office:value-type="string" office:string-value="dncuio210520" calcext:value-type="string">
            <text:p>dncuio210520</text:p>
          </table:table-cell>
          <table:table-cell table:formula="of:=CONCATENATE([.A140];[.B140];[.C140];[.D140])" office:value-type="string" office:string-value="dncuio210520$nuevas," calcext:value-type="string">
            <text:p>dncuio21052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21" calcext:value-type="float">
            <text:p>21052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41];[.B141])" office:value-type="string" office:string-value="dncuio210521" calcext:value-type="string">
            <text:p>dncuio210521</text:p>
          </table:table-cell>
          <table:table-cell table:formula="of:=CONCATENATE([.A141];[.B141];[.C141];[.D141])" office:value-type="string" office:string-value="dncuio210521$nuevas," calcext:value-type="string">
            <text:p>dncuio21052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22" calcext:value-type="float">
            <text:p>21052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42];[.B142])" office:value-type="string" office:string-value="dncuio210522" calcext:value-type="string">
            <text:p>dncuio210522</text:p>
          </table:table-cell>
          <table:table-cell table:formula="of:=CONCATENATE([.A142];[.B142];[.C142];[.D142])" office:value-type="string" office:string-value="dncuio210522$nuevas," calcext:value-type="string">
            <text:p>dncuio21052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23" calcext:value-type="float">
            <text:p>21052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43];[.B143])" office:value-type="string" office:string-value="dncuio210523" calcext:value-type="string">
            <text:p>dncuio210523</text:p>
          </table:table-cell>
          <table:table-cell table:formula="of:=CONCATENATE([.A143];[.B143];[.C143];[.D143])" office:value-type="string" office:string-value="dncuio210523$nuevas," calcext:value-type="string">
            <text:p>dncuio21052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24" calcext:value-type="float">
            <text:p>21052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44];[.B144])" office:value-type="string" office:string-value="dncuio210524" calcext:value-type="string">
            <text:p>dncuio210524</text:p>
          </table:table-cell>
          <table:table-cell table:formula="of:=CONCATENATE([.A144];[.B144];[.C144];[.D144])" office:value-type="string" office:string-value="dncuio210524$nuevas," calcext:value-type="string">
            <text:p>dncuio21052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25" calcext:value-type="float">
            <text:p>21052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45];[.B145])" office:value-type="string" office:string-value="dncuio210525" calcext:value-type="string">
            <text:p>dncuio210525</text:p>
          </table:table-cell>
          <table:table-cell table:formula="of:=CONCATENATE([.A145];[.B145];[.C145];[.D145])" office:value-type="string" office:string-value="dncuio210525$nuevas," calcext:value-type="string">
            <text:p>dncuio21052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26" calcext:value-type="float">
            <text:p>21052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46];[.B146])" office:value-type="string" office:string-value="dncuio210526" calcext:value-type="string">
            <text:p>dncuio210526</text:p>
          </table:table-cell>
          <table:table-cell table:formula="of:=CONCATENATE([.A146];[.B146];[.C146];[.D146])" office:value-type="string" office:string-value="dncuio210526$nuevas," calcext:value-type="string">
            <text:p>dncuio21052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27" calcext:value-type="float">
            <text:p>21052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47];[.B147])" office:value-type="string" office:string-value="dncuio210527" calcext:value-type="string">
            <text:p>dncuio210527</text:p>
          </table:table-cell>
          <table:table-cell table:formula="of:=CONCATENATE([.A147];[.B147];[.C147];[.D147])" office:value-type="string" office:string-value="dncuio210527$nuevas," calcext:value-type="string">
            <text:p>dncuio21052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28" calcext:value-type="float">
            <text:p>21052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48];[.B148])" office:value-type="string" office:string-value="dncuio210528" calcext:value-type="string">
            <text:p>dncuio210528</text:p>
          </table:table-cell>
          <table:table-cell table:formula="of:=CONCATENATE([.A148];[.B148];[.C148];[.D148])" office:value-type="string" office:string-value="dncuio210528$nuevas," calcext:value-type="string">
            <text:p>dncuio21052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29" calcext:value-type="float">
            <text:p>21052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49];[.B149])" office:value-type="string" office:string-value="dncuio210529" calcext:value-type="string">
            <text:p>dncuio210529</text:p>
          </table:table-cell>
          <table:table-cell table:formula="of:=CONCATENATE([.A149];[.B149];[.C149];[.D149])" office:value-type="string" office:string-value="dncuio210529$nuevas," calcext:value-type="string">
            <text:p>dncuio21052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30" calcext:value-type="float">
            <text:p>21053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50];[.B150])" office:value-type="string" office:string-value="dncuio210530" calcext:value-type="string">
            <text:p>dncuio210530</text:p>
          </table:table-cell>
          <table:table-cell table:formula="of:=CONCATENATE([.A150];[.B150];[.C150];[.D150])" office:value-type="string" office:string-value="dncuio210530$nuevas," calcext:value-type="string">
            <text:p>dncuio21053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531" calcext:value-type="float">
            <text:p>21053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51];[.B151])" office:value-type="string" office:string-value="dncuio210531" calcext:value-type="string">
            <text:p>dncuio210531</text:p>
          </table:table-cell>
          <table:table-cell table:formula="of:=CONCATENATE([.A151];[.B151];[.C151];[.D151])" office:value-type="string" office:string-value="dncuio210531$nuevas," calcext:value-type="string">
            <text:p>dncuio21053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01" calcext:value-type="float">
            <text:p>21060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52];[.B152])" office:value-type="string" office:string-value="dncuio210601" calcext:value-type="string">
            <text:p>dncuio210601</text:p>
          </table:table-cell>
          <table:table-cell table:formula="of:=CONCATENATE([.A152];[.B152];[.C152];[.D152])" office:value-type="string" office:string-value="dncuio210601$nuevas," calcext:value-type="string">
            <text:p>dncuio21060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02" calcext:value-type="float">
            <text:p>21060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53];[.B153])" office:value-type="string" office:string-value="dncuio210602" calcext:value-type="string">
            <text:p>dncuio210602</text:p>
          </table:table-cell>
          <table:table-cell table:formula="of:=CONCATENATE([.A153];[.B153];[.C153];[.D153])" office:value-type="string" office:string-value="dncuio210602$nuevas," calcext:value-type="string">
            <text:p>dncuio21060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03" calcext:value-type="float">
            <text:p>21060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54];[.B154])" office:value-type="string" office:string-value="dncuio210603" calcext:value-type="string">
            <text:p>dncuio210603</text:p>
          </table:table-cell>
          <table:table-cell table:formula="of:=CONCATENATE([.A154];[.B154];[.C154];[.D154])" office:value-type="string" office:string-value="dncuio210603$nuevas," calcext:value-type="string">
            <text:p>dncuio21060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04" calcext:value-type="float">
            <text:p>21060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55];[.B155])" office:value-type="string" office:string-value="dncuio210604" calcext:value-type="string">
            <text:p>dncuio210604</text:p>
          </table:table-cell>
          <table:table-cell table:formula="of:=CONCATENATE([.A155];[.B155];[.C155];[.D155])" office:value-type="string" office:string-value="dncuio210604$nuevas," calcext:value-type="string">
            <text:p>dncuio21060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05" calcext:value-type="float">
            <text:p>21060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56];[.B156])" office:value-type="string" office:string-value="dncuio210605" calcext:value-type="string">
            <text:p>dncuio210605</text:p>
          </table:table-cell>
          <table:table-cell table:formula="of:=CONCATENATE([.A156];[.B156];[.C156];[.D156])" office:value-type="string" office:string-value="dncuio210605$nuevas," calcext:value-type="string">
            <text:p>dncuio21060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06" calcext:value-type="float">
            <text:p>21060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57];[.B157])" office:value-type="string" office:string-value="dncuio210606" calcext:value-type="string">
            <text:p>dncuio210606</text:p>
          </table:table-cell>
          <table:table-cell table:formula="of:=CONCATENATE([.A157];[.B157];[.C157];[.D157])" office:value-type="string" office:string-value="dncuio210606$nuevas," calcext:value-type="string">
            <text:p>dncuio21060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07" calcext:value-type="float">
            <text:p>21060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58];[.B158])" office:value-type="string" office:string-value="dncuio210607" calcext:value-type="string">
            <text:p>dncuio210607</text:p>
          </table:table-cell>
          <table:table-cell table:formula="of:=CONCATENATE([.A158];[.B158];[.C158];[.D158])" office:value-type="string" office:string-value="dncuio210607$nuevas," calcext:value-type="string">
            <text:p>dncuio21060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08" calcext:value-type="float">
            <text:p>21060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59];[.B159])" office:value-type="string" office:string-value="dncuio210608" calcext:value-type="string">
            <text:p>dncuio210608</text:p>
          </table:table-cell>
          <table:table-cell table:formula="of:=CONCATENATE([.A159];[.B159];[.C159];[.D159])" office:value-type="string" office:string-value="dncuio210608$nuevas," calcext:value-type="string">
            <text:p>dncuio21060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09" calcext:value-type="float">
            <text:p>21060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60];[.B160])" office:value-type="string" office:string-value="dncuio210609" calcext:value-type="string">
            <text:p>dncuio210609</text:p>
          </table:table-cell>
          <table:table-cell table:formula="of:=CONCATENATE([.A160];[.B160];[.C160];[.D160])" office:value-type="string" office:string-value="dncuio210609$nuevas," calcext:value-type="string">
            <text:p>dncuio21060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10" calcext:value-type="float">
            <text:p>21061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61];[.B161])" office:value-type="string" office:string-value="dncuio210610" calcext:value-type="string">
            <text:p>dncuio210610</text:p>
          </table:table-cell>
          <table:table-cell table:formula="of:=CONCATENATE([.A161];[.B161];[.C161];[.D161])" office:value-type="string" office:string-value="dncuio210610$nuevas," calcext:value-type="string">
            <text:p>dncuio21061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11" calcext:value-type="float">
            <text:p>21061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62];[.B162])" office:value-type="string" office:string-value="dncuio210611" calcext:value-type="string">
            <text:p>dncuio210611</text:p>
          </table:table-cell>
          <table:table-cell table:formula="of:=CONCATENATE([.A162];[.B162];[.C162];[.D162])" office:value-type="string" office:string-value="dncuio210611$nuevas," calcext:value-type="string">
            <text:p>dncuio21061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12" calcext:value-type="float">
            <text:p>21061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63];[.B163])" office:value-type="string" office:string-value="dncuio210612" calcext:value-type="string">
            <text:p>dncuio210612</text:p>
          </table:table-cell>
          <table:table-cell table:formula="of:=CONCATENATE([.A163];[.B163];[.C163];[.D163])" office:value-type="string" office:string-value="dncuio210612$nuevas," calcext:value-type="string">
            <text:p>dncuio21061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13" calcext:value-type="float">
            <text:p>21061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64];[.B164])" office:value-type="string" office:string-value="dncuio210613" calcext:value-type="string">
            <text:p>dncuio210613</text:p>
          </table:table-cell>
          <table:table-cell table:formula="of:=CONCATENATE([.A164];[.B164];[.C164];[.D164])" office:value-type="string" office:string-value="dncuio210613$nuevas," calcext:value-type="string">
            <text:p>dncuio21061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14" calcext:value-type="float">
            <text:p>21061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65];[.B165])" office:value-type="string" office:string-value="dncuio210614" calcext:value-type="string">
            <text:p>dncuio210614</text:p>
          </table:table-cell>
          <table:table-cell table:formula="of:=CONCATENATE([.A165];[.B165];[.C165];[.D165])" office:value-type="string" office:string-value="dncuio210614$nuevas," calcext:value-type="string">
            <text:p>dncuio21061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15" calcext:value-type="float">
            <text:p>21061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66];[.B166])" office:value-type="string" office:string-value="dncuio210615" calcext:value-type="string">
            <text:p>dncuio210615</text:p>
          </table:table-cell>
          <table:table-cell table:formula="of:=CONCATENATE([.A166];[.B166];[.C166];[.D166])" office:value-type="string" office:string-value="dncuio210615$nuevas," calcext:value-type="string">
            <text:p>dncuio21061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16" calcext:value-type="float">
            <text:p>21061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67];[.B167])" office:value-type="string" office:string-value="dncuio210616" calcext:value-type="string">
            <text:p>dncuio210616</text:p>
          </table:table-cell>
          <table:table-cell table:formula="of:=CONCATENATE([.A167];[.B167];[.C167];[.D167])" office:value-type="string" office:string-value="dncuio210616$nuevas," calcext:value-type="string">
            <text:p>dncuio21061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17" calcext:value-type="float">
            <text:p>21061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68];[.B168])" office:value-type="string" office:string-value="dncuio210617" calcext:value-type="string">
            <text:p>dncuio210617</text:p>
          </table:table-cell>
          <table:table-cell table:formula="of:=CONCATENATE([.A168];[.B168];[.C168];[.D168])" office:value-type="string" office:string-value="dncuio210617$nuevas," calcext:value-type="string">
            <text:p>dncuio21061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18" calcext:value-type="float">
            <text:p>21061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69];[.B169])" office:value-type="string" office:string-value="dncuio210618" calcext:value-type="string">
            <text:p>dncuio210618</text:p>
          </table:table-cell>
          <table:table-cell table:formula="of:=CONCATENATE([.A169];[.B169];[.C169];[.D169])" office:value-type="string" office:string-value="dncuio210618$nuevas," calcext:value-type="string">
            <text:p>dncuio21061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19" calcext:value-type="float">
            <text:p>21061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70];[.B170])" office:value-type="string" office:string-value="dncuio210619" calcext:value-type="string">
            <text:p>dncuio210619</text:p>
          </table:table-cell>
          <table:table-cell table:formula="of:=CONCATENATE([.A170];[.B170];[.C170];[.D170])" office:value-type="string" office:string-value="dncuio210619$nuevas," calcext:value-type="string">
            <text:p>dncuio21061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20" calcext:value-type="float">
            <text:p>21062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71];[.B171])" office:value-type="string" office:string-value="dncuio210620" calcext:value-type="string">
            <text:p>dncuio210620</text:p>
          </table:table-cell>
          <table:table-cell table:formula="of:=CONCATENATE([.A171];[.B171];[.C171];[.D171])" office:value-type="string" office:string-value="dncuio210620$nuevas," calcext:value-type="string">
            <text:p>dncuio21062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21" calcext:value-type="float">
            <text:p>21062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72];[.B172])" office:value-type="string" office:string-value="dncuio210621" calcext:value-type="string">
            <text:p>dncuio210621</text:p>
          </table:table-cell>
          <table:table-cell table:formula="of:=CONCATENATE([.A172];[.B172];[.C172];[.D172])" office:value-type="string" office:string-value="dncuio210621$nuevas," calcext:value-type="string">
            <text:p>dncuio21062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22" calcext:value-type="float">
            <text:p>21062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73];[.B173])" office:value-type="string" office:string-value="dncuio210622" calcext:value-type="string">
            <text:p>dncuio210622</text:p>
          </table:table-cell>
          <table:table-cell table:formula="of:=CONCATENATE([.A173];[.B173];[.C173];[.D173])" office:value-type="string" office:string-value="dncuio210622$nuevas," calcext:value-type="string">
            <text:p>dncuio21062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23" calcext:value-type="float">
            <text:p>21062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74];[.B174])" office:value-type="string" office:string-value="dncuio210623" calcext:value-type="string">
            <text:p>dncuio210623</text:p>
          </table:table-cell>
          <table:table-cell table:formula="of:=CONCATENATE([.A174];[.B174];[.C174];[.D174])" office:value-type="string" office:string-value="dncuio210623$nuevas," calcext:value-type="string">
            <text:p>dncuio21062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24" calcext:value-type="float">
            <text:p>21062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75];[.B175])" office:value-type="string" office:string-value="dncuio210624" calcext:value-type="string">
            <text:p>dncuio210624</text:p>
          </table:table-cell>
          <table:table-cell table:formula="of:=CONCATENATE([.A175];[.B175];[.C175];[.D175])" office:value-type="string" office:string-value="dncuio210624$nuevas," calcext:value-type="string">
            <text:p>dncuio21062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25" calcext:value-type="float">
            <text:p>21062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76];[.B176])" office:value-type="string" office:string-value="dncuio210625" calcext:value-type="string">
            <text:p>dncuio210625</text:p>
          </table:table-cell>
          <table:table-cell table:formula="of:=CONCATENATE([.A176];[.B176];[.C176];[.D176])" office:value-type="string" office:string-value="dncuio210625$nuevas," calcext:value-type="string">
            <text:p>dncuio21062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26" calcext:value-type="float">
            <text:p>21062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77];[.B177])" office:value-type="string" office:string-value="dncuio210626" calcext:value-type="string">
            <text:p>dncuio210626</text:p>
          </table:table-cell>
          <table:table-cell table:formula="of:=CONCATENATE([.A177];[.B177];[.C177];[.D177])" office:value-type="string" office:string-value="dncuio210626$nuevas," calcext:value-type="string">
            <text:p>dncuio21062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27" calcext:value-type="float">
            <text:p>21062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78];[.B178])" office:value-type="string" office:string-value="dncuio210627" calcext:value-type="string">
            <text:p>dncuio210627</text:p>
          </table:table-cell>
          <table:table-cell table:formula="of:=CONCATENATE([.A178];[.B178];[.C178];[.D178])" office:value-type="string" office:string-value="dncuio210627$nuevas," calcext:value-type="string">
            <text:p>dncuio21062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28" calcext:value-type="float">
            <text:p>21062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79];[.B179])" office:value-type="string" office:string-value="dncuio210628" calcext:value-type="string">
            <text:p>dncuio210628</text:p>
          </table:table-cell>
          <table:table-cell table:formula="of:=CONCATENATE([.A179];[.B179];[.C179];[.D179])" office:value-type="string" office:string-value="dncuio210628$nuevas," calcext:value-type="string">
            <text:p>dncuio21062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29" calcext:value-type="float">
            <text:p>21062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80];[.B180])" office:value-type="string" office:string-value="dncuio210629" calcext:value-type="string">
            <text:p>dncuio210629</text:p>
          </table:table-cell>
          <table:table-cell table:formula="of:=CONCATENATE([.A180];[.B180];[.C180];[.D180])" office:value-type="string" office:string-value="dncuio210629$nuevas," calcext:value-type="string">
            <text:p>dncuio21062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630" calcext:value-type="float">
            <text:p>21063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81];[.B181])" office:value-type="string" office:string-value="dncuio210630" calcext:value-type="string">
            <text:p>dncuio210630</text:p>
          </table:table-cell>
          <table:table-cell table:formula="of:=CONCATENATE([.A181];[.B181];[.C181];[.D181])" office:value-type="string" office:string-value="dncuio210630$nuevas," calcext:value-type="string">
            <text:p>dncuio21063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01" calcext:value-type="float">
            <text:p>21070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82];[.B182])" office:value-type="string" office:string-value="dncuio210701" calcext:value-type="string">
            <text:p>dncuio210701</text:p>
          </table:table-cell>
          <table:table-cell table:formula="of:=CONCATENATE([.A182];[.B182];[.C182];[.D182])" office:value-type="string" office:string-value="dncuio210701$nuevas," calcext:value-type="string">
            <text:p>dncuio21070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02" calcext:value-type="float">
            <text:p>21070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83];[.B183])" office:value-type="string" office:string-value="dncuio210702" calcext:value-type="string">
            <text:p>dncuio210702</text:p>
          </table:table-cell>
          <table:table-cell table:formula="of:=CONCATENATE([.A183];[.B183];[.C183];[.D183])" office:value-type="string" office:string-value="dncuio210702$nuevas," calcext:value-type="string">
            <text:p>dncuio21070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03" calcext:value-type="float">
            <text:p>21070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84];[.B184])" office:value-type="string" office:string-value="dncuio210703" calcext:value-type="string">
            <text:p>dncuio210703</text:p>
          </table:table-cell>
          <table:table-cell table:formula="of:=CONCATENATE([.A184];[.B184];[.C184];[.D184])" office:value-type="string" office:string-value="dncuio210703$nuevas," calcext:value-type="string">
            <text:p>dncuio21070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04" calcext:value-type="float">
            <text:p>21070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85];[.B185])" office:value-type="string" office:string-value="dncuio210704" calcext:value-type="string">
            <text:p>dncuio210704</text:p>
          </table:table-cell>
          <table:table-cell table:formula="of:=CONCATENATE([.A185];[.B185];[.C185];[.D185])" office:value-type="string" office:string-value="dncuio210704$nuevas," calcext:value-type="string">
            <text:p>dncuio21070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05" calcext:value-type="float">
            <text:p>21070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86];[.B186])" office:value-type="string" office:string-value="dncuio210705" calcext:value-type="string">
            <text:p>dncuio210705</text:p>
          </table:table-cell>
          <table:table-cell table:formula="of:=CONCATENATE([.A186];[.B186];[.C186];[.D186])" office:value-type="string" office:string-value="dncuio210705$nuevas," calcext:value-type="string">
            <text:p>dncuio21070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06" calcext:value-type="float">
            <text:p>21070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87];[.B187])" office:value-type="string" office:string-value="dncuio210706" calcext:value-type="string">
            <text:p>dncuio210706</text:p>
          </table:table-cell>
          <table:table-cell table:formula="of:=CONCATENATE([.A187];[.B187];[.C187];[.D187])" office:value-type="string" office:string-value="dncuio210706$nuevas," calcext:value-type="string">
            <text:p>dncuio21070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07" calcext:value-type="float">
            <text:p>21070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88];[.B188])" office:value-type="string" office:string-value="dncuio210707" calcext:value-type="string">
            <text:p>dncuio210707</text:p>
          </table:table-cell>
          <table:table-cell table:formula="of:=CONCATENATE([.A188];[.B188];[.C188];[.D188])" office:value-type="string" office:string-value="dncuio210707$nuevas," calcext:value-type="string">
            <text:p>dncuio21070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08" calcext:value-type="float">
            <text:p>21070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89];[.B189])" office:value-type="string" office:string-value="dncuio210708" calcext:value-type="string">
            <text:p>dncuio210708</text:p>
          </table:table-cell>
          <table:table-cell table:formula="of:=CONCATENATE([.A189];[.B189];[.C189];[.D189])" office:value-type="string" office:string-value="dncuio210708$nuevas," calcext:value-type="string">
            <text:p>dncuio21070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09" calcext:value-type="float">
            <text:p>21070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90];[.B190])" office:value-type="string" office:string-value="dncuio210709" calcext:value-type="string">
            <text:p>dncuio210709</text:p>
          </table:table-cell>
          <table:table-cell table:formula="of:=CONCATENATE([.A190];[.B190];[.C190];[.D190])" office:value-type="string" office:string-value="dncuio210709$nuevas," calcext:value-type="string">
            <text:p>dncuio21070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10" calcext:value-type="float">
            <text:p>21071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91];[.B191])" office:value-type="string" office:string-value="dncuio210710" calcext:value-type="string">
            <text:p>dncuio210710</text:p>
          </table:table-cell>
          <table:table-cell table:formula="of:=CONCATENATE([.A191];[.B191];[.C191];[.D191])" office:value-type="string" office:string-value="dncuio210710$nuevas," calcext:value-type="string">
            <text:p>dncuio21071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11" calcext:value-type="float">
            <text:p>21071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92];[.B192])" office:value-type="string" office:string-value="dncuio210711" calcext:value-type="string">
            <text:p>dncuio210711</text:p>
          </table:table-cell>
          <table:table-cell table:formula="of:=CONCATENATE([.A192];[.B192];[.C192];[.D192])" office:value-type="string" office:string-value="dncuio210711$nuevas," calcext:value-type="string">
            <text:p>dncuio21071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12" calcext:value-type="float">
            <text:p>21071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93];[.B193])" office:value-type="string" office:string-value="dncuio210712" calcext:value-type="string">
            <text:p>dncuio210712</text:p>
          </table:table-cell>
          <table:table-cell table:formula="of:=CONCATENATE([.A193];[.B193];[.C193];[.D193])" office:value-type="string" office:string-value="dncuio210712$nuevas," calcext:value-type="string">
            <text:p>dncuio21071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13" calcext:value-type="float">
            <text:p>21071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94];[.B194])" office:value-type="string" office:string-value="dncuio210713" calcext:value-type="string">
            <text:p>dncuio210713</text:p>
          </table:table-cell>
          <table:table-cell table:formula="of:=CONCATENATE([.A194];[.B194];[.C194];[.D194])" office:value-type="string" office:string-value="dncuio210713$nuevas," calcext:value-type="string">
            <text:p>dncuio21071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14" calcext:value-type="float">
            <text:p>21071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95];[.B195])" office:value-type="string" office:string-value="dncuio210714" calcext:value-type="string">
            <text:p>dncuio210714</text:p>
          </table:table-cell>
          <table:table-cell table:formula="of:=CONCATENATE([.A195];[.B195];[.C195];[.D195])" office:value-type="string" office:string-value="dncuio210714$nuevas," calcext:value-type="string">
            <text:p>dncuio21071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15" calcext:value-type="float">
            <text:p>21071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96];[.B196])" office:value-type="string" office:string-value="dncuio210715" calcext:value-type="string">
            <text:p>dncuio210715</text:p>
          </table:table-cell>
          <table:table-cell table:formula="of:=CONCATENATE([.A196];[.B196];[.C196];[.D196])" office:value-type="string" office:string-value="dncuio210715$nuevas," calcext:value-type="string">
            <text:p>dncuio21071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16" calcext:value-type="float">
            <text:p>21071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97];[.B197])" office:value-type="string" office:string-value="dncuio210716" calcext:value-type="string">
            <text:p>dncuio210716</text:p>
          </table:table-cell>
          <table:table-cell table:formula="of:=CONCATENATE([.A197];[.B197];[.C197];[.D197])" office:value-type="string" office:string-value="dncuio210716$nuevas," calcext:value-type="string">
            <text:p>dncuio21071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17" calcext:value-type="float">
            <text:p>21071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98];[.B198])" office:value-type="string" office:string-value="dncuio210717" calcext:value-type="string">
            <text:p>dncuio210717</text:p>
          </table:table-cell>
          <table:table-cell table:formula="of:=CONCATENATE([.A198];[.B198];[.C198];[.D198])" office:value-type="string" office:string-value="dncuio210717$nuevas," calcext:value-type="string">
            <text:p>dncuio21071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18" calcext:value-type="float">
            <text:p>21071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199];[.B199])" office:value-type="string" office:string-value="dncuio210718" calcext:value-type="string">
            <text:p>dncuio210718</text:p>
          </table:table-cell>
          <table:table-cell table:formula="of:=CONCATENATE([.A199];[.B199];[.C199];[.D199])" office:value-type="string" office:string-value="dncuio210718$nuevas," calcext:value-type="string">
            <text:p>dncuio21071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19" calcext:value-type="float">
            <text:p>21071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00];[.B200])" office:value-type="string" office:string-value="dncuio210719" calcext:value-type="string">
            <text:p>dncuio210719</text:p>
          </table:table-cell>
          <table:table-cell table:formula="of:=CONCATENATE([.A200];[.B200];[.C200];[.D200])" office:value-type="string" office:string-value="dncuio210719$nuevas," calcext:value-type="string">
            <text:p>dncuio21071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20" calcext:value-type="float">
            <text:p>21072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01];[.B201])" office:value-type="string" office:string-value="dncuio210720" calcext:value-type="string">
            <text:p>dncuio210720</text:p>
          </table:table-cell>
          <table:table-cell table:formula="of:=CONCATENATE([.A201];[.B201];[.C201];[.D201])" office:value-type="string" office:string-value="dncuio210720$nuevas," calcext:value-type="string">
            <text:p>dncuio21072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21" calcext:value-type="float">
            <text:p>21072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02];[.B202])" office:value-type="string" office:string-value="dncuio210721" calcext:value-type="string">
            <text:p>dncuio210721</text:p>
          </table:table-cell>
          <table:table-cell table:formula="of:=CONCATENATE([.A202];[.B202];[.C202];[.D202])" office:value-type="string" office:string-value="dncuio210721$nuevas," calcext:value-type="string">
            <text:p>dncuio21072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22" calcext:value-type="float">
            <text:p>21072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03];[.B203])" office:value-type="string" office:string-value="dncuio210722" calcext:value-type="string">
            <text:p>dncuio210722</text:p>
          </table:table-cell>
          <table:table-cell table:formula="of:=CONCATENATE([.A203];[.B203];[.C203];[.D203])" office:value-type="string" office:string-value="dncuio210722$nuevas," calcext:value-type="string">
            <text:p>dncuio21072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23" calcext:value-type="float">
            <text:p>21072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04];[.B204])" office:value-type="string" office:string-value="dncuio210723" calcext:value-type="string">
            <text:p>dncuio210723</text:p>
          </table:table-cell>
          <table:table-cell table:formula="of:=CONCATENATE([.A204];[.B204];[.C204];[.D204])" office:value-type="string" office:string-value="dncuio210723$nuevas," calcext:value-type="string">
            <text:p>dncuio21072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24" calcext:value-type="float">
            <text:p>21072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05];[.B205])" office:value-type="string" office:string-value="dncuio210724" calcext:value-type="string">
            <text:p>dncuio210724</text:p>
          </table:table-cell>
          <table:table-cell table:formula="of:=CONCATENATE([.A205];[.B205];[.C205];[.D205])" office:value-type="string" office:string-value="dncuio210724$nuevas," calcext:value-type="string">
            <text:p>dncuio21072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25" calcext:value-type="float">
            <text:p>21072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06];[.B206])" office:value-type="string" office:string-value="dncuio210725" calcext:value-type="string">
            <text:p>dncuio210725</text:p>
          </table:table-cell>
          <table:table-cell table:formula="of:=CONCATENATE([.A206];[.B206];[.C206];[.D206])" office:value-type="string" office:string-value="dncuio210725$nuevas," calcext:value-type="string">
            <text:p>dncuio21072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26" calcext:value-type="float">
            <text:p>21072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07];[.B207])" office:value-type="string" office:string-value="dncuio210726" calcext:value-type="string">
            <text:p>dncuio210726</text:p>
          </table:table-cell>
          <table:table-cell table:formula="of:=CONCATENATE([.A207];[.B207];[.C207];[.D207])" office:value-type="string" office:string-value="dncuio210726$nuevas," calcext:value-type="string">
            <text:p>dncuio21072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27" calcext:value-type="float">
            <text:p>21072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08];[.B208])" office:value-type="string" office:string-value="dncuio210727" calcext:value-type="string">
            <text:p>dncuio210727</text:p>
          </table:table-cell>
          <table:table-cell table:formula="of:=CONCATENATE([.A208];[.B208];[.C208];[.D208])" office:value-type="string" office:string-value="dncuio210727$nuevas," calcext:value-type="string">
            <text:p>dncuio21072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28" calcext:value-type="float">
            <text:p>21072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09];[.B209])" office:value-type="string" office:string-value="dncuio210728" calcext:value-type="string">
            <text:p>dncuio210728</text:p>
          </table:table-cell>
          <table:table-cell table:formula="of:=CONCATENATE([.A209];[.B209];[.C209];[.D209])" office:value-type="string" office:string-value="dncuio210728$nuevas," calcext:value-type="string">
            <text:p>dncuio21072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29" calcext:value-type="float">
            <text:p>21072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10];[.B210])" office:value-type="string" office:string-value="dncuio210729" calcext:value-type="string">
            <text:p>dncuio210729</text:p>
          </table:table-cell>
          <table:table-cell table:formula="of:=CONCATENATE([.A210];[.B210];[.C210];[.D210])" office:value-type="string" office:string-value="dncuio210729$nuevas," calcext:value-type="string">
            <text:p>dncuio21072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30" calcext:value-type="float">
            <text:p>21073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11];[.B211])" office:value-type="string" office:string-value="dncuio210730" calcext:value-type="string">
            <text:p>dncuio210730</text:p>
          </table:table-cell>
          <table:table-cell table:formula="of:=CONCATENATE([.A211];[.B211];[.C211];[.D211])" office:value-type="string" office:string-value="dncuio210730$nuevas," calcext:value-type="string">
            <text:p>dncuio21073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731" calcext:value-type="float">
            <text:p>21073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12];[.B212])" office:value-type="string" office:string-value="dncuio210731" calcext:value-type="string">
            <text:p>dncuio210731</text:p>
          </table:table-cell>
          <table:table-cell table:formula="of:=CONCATENATE([.A212];[.B212];[.C212];[.D212])" office:value-type="string" office:string-value="dncuio210731$nuevas," calcext:value-type="string">
            <text:p>dncuio21073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01" calcext:value-type="float">
            <text:p>21080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13];[.B213])" office:value-type="string" office:string-value="dncuio210801" calcext:value-type="string">
            <text:p>dncuio210801</text:p>
          </table:table-cell>
          <table:table-cell table:formula="of:=CONCATENATE([.A213];[.B213];[.C213];[.D213])" office:value-type="string" office:string-value="dncuio210801$nuevas," calcext:value-type="string">
            <text:p>dncuio21080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02" calcext:value-type="float">
            <text:p>21080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14];[.B214])" office:value-type="string" office:string-value="dncuio210802" calcext:value-type="string">
            <text:p>dncuio210802</text:p>
          </table:table-cell>
          <table:table-cell table:formula="of:=CONCATENATE([.A214];[.B214];[.C214];[.D214])" office:value-type="string" office:string-value="dncuio210802$nuevas," calcext:value-type="string">
            <text:p>dncuio21080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03" calcext:value-type="float">
            <text:p>21080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15];[.B215])" office:value-type="string" office:string-value="dncuio210803" calcext:value-type="string">
            <text:p>dncuio210803</text:p>
          </table:table-cell>
          <table:table-cell table:formula="of:=CONCATENATE([.A215];[.B215];[.C215];[.D215])" office:value-type="string" office:string-value="dncuio210803$nuevas," calcext:value-type="string">
            <text:p>dncuio21080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04" calcext:value-type="float">
            <text:p>21080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16];[.B216])" office:value-type="string" office:string-value="dncuio210804" calcext:value-type="string">
            <text:p>dncuio210804</text:p>
          </table:table-cell>
          <table:table-cell table:formula="of:=CONCATENATE([.A216];[.B216];[.C216];[.D216])" office:value-type="string" office:string-value="dncuio210804$nuevas," calcext:value-type="string">
            <text:p>dncuio21080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05" calcext:value-type="float">
            <text:p>21080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17];[.B217])" office:value-type="string" office:string-value="dncuio210805" calcext:value-type="string">
            <text:p>dncuio210805</text:p>
          </table:table-cell>
          <table:table-cell table:formula="of:=CONCATENATE([.A217];[.B217];[.C217];[.D217])" office:value-type="string" office:string-value="dncuio210805$nuevas," calcext:value-type="string">
            <text:p>dncuio21080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06" calcext:value-type="float">
            <text:p>21080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18];[.B218])" office:value-type="string" office:string-value="dncuio210806" calcext:value-type="string">
            <text:p>dncuio210806</text:p>
          </table:table-cell>
          <table:table-cell table:formula="of:=CONCATENATE([.A218];[.B218];[.C218];[.D218])" office:value-type="string" office:string-value="dncuio210806$nuevas," calcext:value-type="string">
            <text:p>dncuio21080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07" calcext:value-type="float">
            <text:p>21080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19];[.B219])" office:value-type="string" office:string-value="dncuio210807" calcext:value-type="string">
            <text:p>dncuio210807</text:p>
          </table:table-cell>
          <table:table-cell table:formula="of:=CONCATENATE([.A219];[.B219];[.C219];[.D219])" office:value-type="string" office:string-value="dncuio210807$nuevas," calcext:value-type="string">
            <text:p>dncuio21080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08" calcext:value-type="float">
            <text:p>21080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20];[.B220])" office:value-type="string" office:string-value="dncuio210808" calcext:value-type="string">
            <text:p>dncuio210808</text:p>
          </table:table-cell>
          <table:table-cell table:formula="of:=CONCATENATE([.A220];[.B220];[.C220];[.D220])" office:value-type="string" office:string-value="dncuio210808$nuevas," calcext:value-type="string">
            <text:p>dncuio21080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09" calcext:value-type="float">
            <text:p>21080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21];[.B221])" office:value-type="string" office:string-value="dncuio210809" calcext:value-type="string">
            <text:p>dncuio210809</text:p>
          </table:table-cell>
          <table:table-cell table:formula="of:=CONCATENATE([.A221];[.B221];[.C221];[.D221])" office:value-type="string" office:string-value="dncuio210809$nuevas," calcext:value-type="string">
            <text:p>dncuio21080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10" calcext:value-type="float">
            <text:p>21081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22];[.B222])" office:value-type="string" office:string-value="dncuio210810" calcext:value-type="string">
            <text:p>dncuio210810</text:p>
          </table:table-cell>
          <table:table-cell table:formula="of:=CONCATENATE([.A222];[.B222];[.C222];[.D222])" office:value-type="string" office:string-value="dncuio210810$nuevas," calcext:value-type="string">
            <text:p>dncuio21081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11" calcext:value-type="float">
            <text:p>21081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23];[.B223])" office:value-type="string" office:string-value="dncuio210811" calcext:value-type="string">
            <text:p>dncuio210811</text:p>
          </table:table-cell>
          <table:table-cell table:formula="of:=CONCATENATE([.A223];[.B223];[.C223];[.D223])" office:value-type="string" office:string-value="dncuio210811$nuevas," calcext:value-type="string">
            <text:p>dncuio21081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12" calcext:value-type="float">
            <text:p>21081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24];[.B224])" office:value-type="string" office:string-value="dncuio210812" calcext:value-type="string">
            <text:p>dncuio210812</text:p>
          </table:table-cell>
          <table:table-cell table:formula="of:=CONCATENATE([.A224];[.B224];[.C224];[.D224])" office:value-type="string" office:string-value="dncuio210812$nuevas," calcext:value-type="string">
            <text:p>dncuio21081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13" calcext:value-type="float">
            <text:p>21081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25];[.B225])" office:value-type="string" office:string-value="dncuio210813" calcext:value-type="string">
            <text:p>dncuio210813</text:p>
          </table:table-cell>
          <table:table-cell table:formula="of:=CONCATENATE([.A225];[.B225];[.C225];[.D225])" office:value-type="string" office:string-value="dncuio210813$nuevas," calcext:value-type="string">
            <text:p>dncuio21081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14" calcext:value-type="float">
            <text:p>21081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26];[.B226])" office:value-type="string" office:string-value="dncuio210814" calcext:value-type="string">
            <text:p>dncuio210814</text:p>
          </table:table-cell>
          <table:table-cell table:formula="of:=CONCATENATE([.A226];[.B226];[.C226];[.D226])" office:value-type="string" office:string-value="dncuio210814$nuevas," calcext:value-type="string">
            <text:p>dncuio21081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15" calcext:value-type="float">
            <text:p>21081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27];[.B227])" office:value-type="string" office:string-value="dncuio210815" calcext:value-type="string">
            <text:p>dncuio210815</text:p>
          </table:table-cell>
          <table:table-cell table:formula="of:=CONCATENATE([.A227];[.B227];[.C227];[.D227])" office:value-type="string" office:string-value="dncuio210815$nuevas," calcext:value-type="string">
            <text:p>dncuio21081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16" calcext:value-type="float">
            <text:p>21081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28];[.B228])" office:value-type="string" office:string-value="dncuio210816" calcext:value-type="string">
            <text:p>dncuio210816</text:p>
          </table:table-cell>
          <table:table-cell table:formula="of:=CONCATENATE([.A228];[.B228];[.C228];[.D228])" office:value-type="string" office:string-value="dncuio210816$nuevas," calcext:value-type="string">
            <text:p>dncuio21081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17" calcext:value-type="float">
            <text:p>21081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29];[.B229])" office:value-type="string" office:string-value="dncuio210817" calcext:value-type="string">
            <text:p>dncuio210817</text:p>
          </table:table-cell>
          <table:table-cell table:formula="of:=CONCATENATE([.A229];[.B229];[.C229];[.D229])" office:value-type="string" office:string-value="dncuio210817$nuevas," calcext:value-type="string">
            <text:p>dncuio21081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18" calcext:value-type="float">
            <text:p>21081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30];[.B230])" office:value-type="string" office:string-value="dncuio210818" calcext:value-type="string">
            <text:p>dncuio210818</text:p>
          </table:table-cell>
          <table:table-cell table:formula="of:=CONCATENATE([.A230];[.B230];[.C230];[.D230])" office:value-type="string" office:string-value="dncuio210818$nuevas," calcext:value-type="string">
            <text:p>dncuio21081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19" calcext:value-type="float">
            <text:p>21081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31];[.B231])" office:value-type="string" office:string-value="dncuio210819" calcext:value-type="string">
            <text:p>dncuio210819</text:p>
          </table:table-cell>
          <table:table-cell table:formula="of:=CONCATENATE([.A231];[.B231];[.C231];[.D231])" office:value-type="string" office:string-value="dncuio210819$nuevas," calcext:value-type="string">
            <text:p>dncuio21081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20" calcext:value-type="float">
            <text:p>21082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32];[.B232])" office:value-type="string" office:string-value="dncuio210820" calcext:value-type="string">
            <text:p>dncuio210820</text:p>
          </table:table-cell>
          <table:table-cell table:formula="of:=CONCATENATE([.A232];[.B232];[.C232];[.D232])" office:value-type="string" office:string-value="dncuio210820$nuevas," calcext:value-type="string">
            <text:p>dncuio21082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21" calcext:value-type="float">
            <text:p>21082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33];[.B233])" office:value-type="string" office:string-value="dncuio210821" calcext:value-type="string">
            <text:p>dncuio210821</text:p>
          </table:table-cell>
          <table:table-cell table:formula="of:=CONCATENATE([.A233];[.B233];[.C233];[.D233])" office:value-type="string" office:string-value="dncuio210821$nuevas," calcext:value-type="string">
            <text:p>dncuio21082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22" calcext:value-type="float">
            <text:p>21082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34];[.B234])" office:value-type="string" office:string-value="dncuio210822" calcext:value-type="string">
            <text:p>dncuio210822</text:p>
          </table:table-cell>
          <table:table-cell table:formula="of:=CONCATENATE([.A234];[.B234];[.C234];[.D234])" office:value-type="string" office:string-value="dncuio210822$nuevas," calcext:value-type="string">
            <text:p>dncuio21082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23" calcext:value-type="float">
            <text:p>21082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35];[.B235])" office:value-type="string" office:string-value="dncuio210823" calcext:value-type="string">
            <text:p>dncuio210823</text:p>
          </table:table-cell>
          <table:table-cell table:formula="of:=CONCATENATE([.A235];[.B235];[.C235];[.D235])" office:value-type="string" office:string-value="dncuio210823$nuevas," calcext:value-type="string">
            <text:p>dncuio21082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24" calcext:value-type="float">
            <text:p>21082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36];[.B236])" office:value-type="string" office:string-value="dncuio210824" calcext:value-type="string">
            <text:p>dncuio210824</text:p>
          </table:table-cell>
          <table:table-cell table:formula="of:=CONCATENATE([.A236];[.B236];[.C236];[.D236])" office:value-type="string" office:string-value="dncuio210824$nuevas," calcext:value-type="string">
            <text:p>dncuio21082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25" calcext:value-type="float">
            <text:p>21082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37];[.B237])" office:value-type="string" office:string-value="dncuio210825" calcext:value-type="string">
            <text:p>dncuio210825</text:p>
          </table:table-cell>
          <table:table-cell table:formula="of:=CONCATENATE([.A237];[.B237];[.C237];[.D237])" office:value-type="string" office:string-value="dncuio210825$nuevas," calcext:value-type="string">
            <text:p>dncuio21082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26" calcext:value-type="float">
            <text:p>21082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38];[.B238])" office:value-type="string" office:string-value="dncuio210826" calcext:value-type="string">
            <text:p>dncuio210826</text:p>
          </table:table-cell>
          <table:table-cell table:formula="of:=CONCATENATE([.A238];[.B238];[.C238];[.D238])" office:value-type="string" office:string-value="dncuio210826$nuevas," calcext:value-type="string">
            <text:p>dncuio21082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27" calcext:value-type="float">
            <text:p>21082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39];[.B239])" office:value-type="string" office:string-value="dncuio210827" calcext:value-type="string">
            <text:p>dncuio210827</text:p>
          </table:table-cell>
          <table:table-cell table:formula="of:=CONCATENATE([.A239];[.B239];[.C239];[.D239])" office:value-type="string" office:string-value="dncuio210827$nuevas," calcext:value-type="string">
            <text:p>dncuio21082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28" calcext:value-type="float">
            <text:p>21082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40];[.B240])" office:value-type="string" office:string-value="dncuio210828" calcext:value-type="string">
            <text:p>dncuio210828</text:p>
          </table:table-cell>
          <table:table-cell table:formula="of:=CONCATENATE([.A240];[.B240];[.C240];[.D240])" office:value-type="string" office:string-value="dncuio210828$nuevas," calcext:value-type="string">
            <text:p>dncuio21082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29" calcext:value-type="float">
            <text:p>21082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41];[.B241])" office:value-type="string" office:string-value="dncuio210829" calcext:value-type="string">
            <text:p>dncuio210829</text:p>
          </table:table-cell>
          <table:table-cell table:formula="of:=CONCATENATE([.A241];[.B241];[.C241];[.D241])" office:value-type="string" office:string-value="dncuio210829$nuevas," calcext:value-type="string">
            <text:p>dncuio21082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30" calcext:value-type="float">
            <text:p>21083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42];[.B242])" office:value-type="string" office:string-value="dncuio210830" calcext:value-type="string">
            <text:p>dncuio210830</text:p>
          </table:table-cell>
          <table:table-cell table:formula="of:=CONCATENATE([.A242];[.B242];[.C242];[.D242])" office:value-type="string" office:string-value="dncuio210830$nuevas," calcext:value-type="string">
            <text:p>dncuio21083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831" calcext:value-type="float">
            <text:p>21083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43];[.B243])" office:value-type="string" office:string-value="dncuio210831" calcext:value-type="string">
            <text:p>dncuio210831</text:p>
          </table:table-cell>
          <table:table-cell table:formula="of:=CONCATENATE([.A243];[.B243];[.C243];[.D243])" office:value-type="string" office:string-value="dncuio210831$nuevas," calcext:value-type="string">
            <text:p>dncuio21083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01" calcext:value-type="float">
            <text:p>21090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44];[.B244])" office:value-type="string" office:string-value="dncuio210901" calcext:value-type="string">
            <text:p>dncuio210901</text:p>
          </table:table-cell>
          <table:table-cell table:formula="of:=CONCATENATE([.A244];[.B244];[.C244];[.D244])" office:value-type="string" office:string-value="dncuio210901$nuevas," calcext:value-type="string">
            <text:p>dncuio21090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02" calcext:value-type="float">
            <text:p>21090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45];[.B245])" office:value-type="string" office:string-value="dncuio210902" calcext:value-type="string">
            <text:p>dncuio210902</text:p>
          </table:table-cell>
          <table:table-cell table:formula="of:=CONCATENATE([.A245];[.B245];[.C245];[.D245])" office:value-type="string" office:string-value="dncuio210902$nuevas," calcext:value-type="string">
            <text:p>dncuio21090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03" calcext:value-type="float">
            <text:p>21090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46];[.B246])" office:value-type="string" office:string-value="dncuio210903" calcext:value-type="string">
            <text:p>dncuio210903</text:p>
          </table:table-cell>
          <table:table-cell table:formula="of:=CONCATENATE([.A246];[.B246];[.C246];[.D246])" office:value-type="string" office:string-value="dncuio210903$nuevas," calcext:value-type="string">
            <text:p>dncuio21090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04" calcext:value-type="float">
            <text:p>21090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47];[.B247])" office:value-type="string" office:string-value="dncuio210904" calcext:value-type="string">
            <text:p>dncuio210904</text:p>
          </table:table-cell>
          <table:table-cell table:formula="of:=CONCATENATE([.A247];[.B247];[.C247];[.D247])" office:value-type="string" office:string-value="dncuio210904$nuevas," calcext:value-type="string">
            <text:p>dncuio21090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05" calcext:value-type="float">
            <text:p>21090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48];[.B248])" office:value-type="string" office:string-value="dncuio210905" calcext:value-type="string">
            <text:p>dncuio210905</text:p>
          </table:table-cell>
          <table:table-cell table:formula="of:=CONCATENATE([.A248];[.B248];[.C248];[.D248])" office:value-type="string" office:string-value="dncuio210905$nuevas," calcext:value-type="string">
            <text:p>dncuio21090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06" calcext:value-type="float">
            <text:p>21090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49];[.B249])" office:value-type="string" office:string-value="dncuio210906" calcext:value-type="string">
            <text:p>dncuio210906</text:p>
          </table:table-cell>
          <table:table-cell table:formula="of:=CONCATENATE([.A249];[.B249];[.C249];[.D249])" office:value-type="string" office:string-value="dncuio210906$nuevas," calcext:value-type="string">
            <text:p>dncuio21090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07" calcext:value-type="float">
            <text:p>21090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50];[.B250])" office:value-type="string" office:string-value="dncuio210907" calcext:value-type="string">
            <text:p>dncuio210907</text:p>
          </table:table-cell>
          <table:table-cell table:formula="of:=CONCATENATE([.A250];[.B250];[.C250];[.D250])" office:value-type="string" office:string-value="dncuio210907$nuevas," calcext:value-type="string">
            <text:p>dncuio21090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08" calcext:value-type="float">
            <text:p>21090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51];[.B251])" office:value-type="string" office:string-value="dncuio210908" calcext:value-type="string">
            <text:p>dncuio210908</text:p>
          </table:table-cell>
          <table:table-cell table:formula="of:=CONCATENATE([.A251];[.B251];[.C251];[.D251])" office:value-type="string" office:string-value="dncuio210908$nuevas," calcext:value-type="string">
            <text:p>dncuio21090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09" calcext:value-type="float">
            <text:p>21090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52];[.B252])" office:value-type="string" office:string-value="dncuio210909" calcext:value-type="string">
            <text:p>dncuio210909</text:p>
          </table:table-cell>
          <table:table-cell table:formula="of:=CONCATENATE([.A252];[.B252];[.C252];[.D252])" office:value-type="string" office:string-value="dncuio210909$nuevas," calcext:value-type="string">
            <text:p>dncuio21090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10" calcext:value-type="float">
            <text:p>21091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53];[.B253])" office:value-type="string" office:string-value="dncuio210910" calcext:value-type="string">
            <text:p>dncuio210910</text:p>
          </table:table-cell>
          <table:table-cell table:formula="of:=CONCATENATE([.A253];[.B253];[.C253];[.D253])" office:value-type="string" office:string-value="dncuio210910$nuevas," calcext:value-type="string">
            <text:p>dncuio21091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11" calcext:value-type="float">
            <text:p>21091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54];[.B254])" office:value-type="string" office:string-value="dncuio210911" calcext:value-type="string">
            <text:p>dncuio210911</text:p>
          </table:table-cell>
          <table:table-cell table:formula="of:=CONCATENATE([.A254];[.B254];[.C254];[.D254])" office:value-type="string" office:string-value="dncuio210911$nuevas," calcext:value-type="string">
            <text:p>dncuio21091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12" calcext:value-type="float">
            <text:p>21091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55];[.B255])" office:value-type="string" office:string-value="dncuio210912" calcext:value-type="string">
            <text:p>dncuio210912</text:p>
          </table:table-cell>
          <table:table-cell table:formula="of:=CONCATENATE([.A255];[.B255];[.C255];[.D255])" office:value-type="string" office:string-value="dncuio210912$nuevas," calcext:value-type="string">
            <text:p>dncuio21091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13" calcext:value-type="float">
            <text:p>21091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56];[.B256])" office:value-type="string" office:string-value="dncuio210913" calcext:value-type="string">
            <text:p>dncuio210913</text:p>
          </table:table-cell>
          <table:table-cell table:formula="of:=CONCATENATE([.A256];[.B256];[.C256];[.D256])" office:value-type="string" office:string-value="dncuio210913$nuevas," calcext:value-type="string">
            <text:p>dncuio21091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14" calcext:value-type="float">
            <text:p>21091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57];[.B257])" office:value-type="string" office:string-value="dncuio210914" calcext:value-type="string">
            <text:p>dncuio210914</text:p>
          </table:table-cell>
          <table:table-cell table:formula="of:=CONCATENATE([.A257];[.B257];[.C257];[.D257])" office:value-type="string" office:string-value="dncuio210914$nuevas," calcext:value-type="string">
            <text:p>dncuio21091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15" calcext:value-type="float">
            <text:p>21091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58];[.B258])" office:value-type="string" office:string-value="dncuio210915" calcext:value-type="string">
            <text:p>dncuio210915</text:p>
          </table:table-cell>
          <table:table-cell table:formula="of:=CONCATENATE([.A258];[.B258];[.C258];[.D258])" office:value-type="string" office:string-value="dncuio210915$nuevas," calcext:value-type="string">
            <text:p>dncuio21091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16" calcext:value-type="float">
            <text:p>21091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59];[.B259])" office:value-type="string" office:string-value="dncuio210916" calcext:value-type="string">
            <text:p>dncuio210916</text:p>
          </table:table-cell>
          <table:table-cell table:formula="of:=CONCATENATE([.A259];[.B259];[.C259];[.D259])" office:value-type="string" office:string-value="dncuio210916$nuevas," calcext:value-type="string">
            <text:p>dncuio21091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17" calcext:value-type="float">
            <text:p>21091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60];[.B260])" office:value-type="string" office:string-value="dncuio210917" calcext:value-type="string">
            <text:p>dncuio210917</text:p>
          </table:table-cell>
          <table:table-cell table:formula="of:=CONCATENATE([.A260];[.B260];[.C260];[.D260])" office:value-type="string" office:string-value="dncuio210917$nuevas," calcext:value-type="string">
            <text:p>dncuio21091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18" calcext:value-type="float">
            <text:p>21091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61];[.B261])" office:value-type="string" office:string-value="dncuio210918" calcext:value-type="string">
            <text:p>dncuio210918</text:p>
          </table:table-cell>
          <table:table-cell table:formula="of:=CONCATENATE([.A261];[.B261];[.C261];[.D261])" office:value-type="string" office:string-value="dncuio210918$nuevas," calcext:value-type="string">
            <text:p>dncuio21091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19" calcext:value-type="float">
            <text:p>21091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62];[.B262])" office:value-type="string" office:string-value="dncuio210919" calcext:value-type="string">
            <text:p>dncuio210919</text:p>
          </table:table-cell>
          <table:table-cell table:formula="of:=CONCATENATE([.A262];[.B262];[.C262];[.D262])" office:value-type="string" office:string-value="dncuio210919$nuevas," calcext:value-type="string">
            <text:p>dncuio21091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20" calcext:value-type="float">
            <text:p>21092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63];[.B263])" office:value-type="string" office:string-value="dncuio210920" calcext:value-type="string">
            <text:p>dncuio210920</text:p>
          </table:table-cell>
          <table:table-cell table:formula="of:=CONCATENATE([.A263];[.B263];[.C263];[.D263])" office:value-type="string" office:string-value="dncuio210920$nuevas," calcext:value-type="string">
            <text:p>dncuio21092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21" calcext:value-type="float">
            <text:p>21092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64];[.B264])" office:value-type="string" office:string-value="dncuio210921" calcext:value-type="string">
            <text:p>dncuio210921</text:p>
          </table:table-cell>
          <table:table-cell table:formula="of:=CONCATENATE([.A264];[.B264];[.C264];[.D264])" office:value-type="string" office:string-value="dncuio210921$nuevas," calcext:value-type="string">
            <text:p>dncuio21092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22" calcext:value-type="float">
            <text:p>21092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65];[.B265])" office:value-type="string" office:string-value="dncuio210922" calcext:value-type="string">
            <text:p>dncuio210922</text:p>
          </table:table-cell>
          <table:table-cell table:formula="of:=CONCATENATE([.A265];[.B265];[.C265];[.D265])" office:value-type="string" office:string-value="dncuio210922$nuevas," calcext:value-type="string">
            <text:p>dncuio21092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23" calcext:value-type="float">
            <text:p>21092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66];[.B266])" office:value-type="string" office:string-value="dncuio210923" calcext:value-type="string">
            <text:p>dncuio210923</text:p>
          </table:table-cell>
          <table:table-cell table:formula="of:=CONCATENATE([.A266];[.B266];[.C266];[.D266])" office:value-type="string" office:string-value="dncuio210923$nuevas," calcext:value-type="string">
            <text:p>dncuio21092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24" calcext:value-type="float">
            <text:p>21092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67];[.B267])" office:value-type="string" office:string-value="dncuio210924" calcext:value-type="string">
            <text:p>dncuio210924</text:p>
          </table:table-cell>
          <table:table-cell table:formula="of:=CONCATENATE([.A267];[.B267];[.C267];[.D267])" office:value-type="string" office:string-value="dncuio210924$nuevas," calcext:value-type="string">
            <text:p>dncuio21092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25" calcext:value-type="float">
            <text:p>21092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68];[.B268])" office:value-type="string" office:string-value="dncuio210925" calcext:value-type="string">
            <text:p>dncuio210925</text:p>
          </table:table-cell>
          <table:table-cell table:formula="of:=CONCATENATE([.A268];[.B268];[.C268];[.D268])" office:value-type="string" office:string-value="dncuio210925$nuevas," calcext:value-type="string">
            <text:p>dncuio21092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26" calcext:value-type="float">
            <text:p>21092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69];[.B269])" office:value-type="string" office:string-value="dncuio210926" calcext:value-type="string">
            <text:p>dncuio210926</text:p>
          </table:table-cell>
          <table:table-cell table:formula="of:=CONCATENATE([.A269];[.B269];[.C269];[.D269])" office:value-type="string" office:string-value="dncuio210926$nuevas," calcext:value-type="string">
            <text:p>dncuio21092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27" calcext:value-type="float">
            <text:p>21092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70];[.B270])" office:value-type="string" office:string-value="dncuio210927" calcext:value-type="string">
            <text:p>dncuio210927</text:p>
          </table:table-cell>
          <table:table-cell table:formula="of:=CONCATENATE([.A270];[.B270];[.C270];[.D270])" office:value-type="string" office:string-value="dncuio210927$nuevas," calcext:value-type="string">
            <text:p>dncuio21092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28" calcext:value-type="float">
            <text:p>21092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71];[.B271])" office:value-type="string" office:string-value="dncuio210928" calcext:value-type="string">
            <text:p>dncuio210928</text:p>
          </table:table-cell>
          <table:table-cell table:formula="of:=CONCATENATE([.A271];[.B271];[.C271];[.D271])" office:value-type="string" office:string-value="dncuio210928$nuevas," calcext:value-type="string">
            <text:p>dncuio21092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29" calcext:value-type="float">
            <text:p>21092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72];[.B272])" office:value-type="string" office:string-value="dncuio210929" calcext:value-type="string">
            <text:p>dncuio210929</text:p>
          </table:table-cell>
          <table:table-cell table:formula="of:=CONCATENATE([.A272];[.B272];[.C272];[.D272])" office:value-type="string" office:string-value="dncuio210929$nuevas," calcext:value-type="string">
            <text:p>dncuio21092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0930" calcext:value-type="float">
            <text:p>21093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73];[.B273])" office:value-type="string" office:string-value="dncuio210930" calcext:value-type="string">
            <text:p>dncuio210930</text:p>
          </table:table-cell>
          <table:table-cell table:formula="of:=CONCATENATE([.A273];[.B273];[.C273];[.D273])" office:value-type="string" office:string-value="dncuio210930$nuevas," calcext:value-type="string">
            <text:p>dncuio21093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01" calcext:value-type="float">
            <text:p>21100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74];[.B274])" office:value-type="string" office:string-value="dncuio211001" calcext:value-type="string">
            <text:p>dncuio211001</text:p>
          </table:table-cell>
          <table:table-cell table:formula="of:=CONCATENATE([.A274];[.B274];[.C274];[.D274])" office:value-type="string" office:string-value="dncuio211001$nuevas," calcext:value-type="string">
            <text:p>dncuio21100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02" calcext:value-type="float">
            <text:p>21100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75];[.B275])" office:value-type="string" office:string-value="dncuio211002" calcext:value-type="string">
            <text:p>dncuio211002</text:p>
          </table:table-cell>
          <table:table-cell table:formula="of:=CONCATENATE([.A275];[.B275];[.C275];[.D275])" office:value-type="string" office:string-value="dncuio211002$nuevas," calcext:value-type="string">
            <text:p>dncuio21100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03" calcext:value-type="float">
            <text:p>21100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76];[.B276])" office:value-type="string" office:string-value="dncuio211003" calcext:value-type="string">
            <text:p>dncuio211003</text:p>
          </table:table-cell>
          <table:table-cell table:formula="of:=CONCATENATE([.A276];[.B276];[.C276];[.D276])" office:value-type="string" office:string-value="dncuio211003$nuevas," calcext:value-type="string">
            <text:p>dncuio21100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04" calcext:value-type="float">
            <text:p>21100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77];[.B277])" office:value-type="string" office:string-value="dncuio211004" calcext:value-type="string">
            <text:p>dncuio211004</text:p>
          </table:table-cell>
          <table:table-cell table:formula="of:=CONCATENATE([.A277];[.B277];[.C277];[.D277])" office:value-type="string" office:string-value="dncuio211004$nuevas," calcext:value-type="string">
            <text:p>dncuio21100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05" calcext:value-type="float">
            <text:p>21100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78];[.B278])" office:value-type="string" office:string-value="dncuio211005" calcext:value-type="string">
            <text:p>dncuio211005</text:p>
          </table:table-cell>
          <table:table-cell table:formula="of:=CONCATENATE([.A278];[.B278];[.C278];[.D278])" office:value-type="string" office:string-value="dncuio211005$nuevas," calcext:value-type="string">
            <text:p>dncuio21100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06" calcext:value-type="float">
            <text:p>21100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79];[.B279])" office:value-type="string" office:string-value="dncuio211006" calcext:value-type="string">
            <text:p>dncuio211006</text:p>
          </table:table-cell>
          <table:table-cell table:formula="of:=CONCATENATE([.A279];[.B279];[.C279];[.D279])" office:value-type="string" office:string-value="dncuio211006$nuevas," calcext:value-type="string">
            <text:p>dncuio21100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07" calcext:value-type="float">
            <text:p>21100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80];[.B280])" office:value-type="string" office:string-value="dncuio211007" calcext:value-type="string">
            <text:p>dncuio211007</text:p>
          </table:table-cell>
          <table:table-cell table:formula="of:=CONCATENATE([.A280];[.B280];[.C280];[.D280])" office:value-type="string" office:string-value="dncuio211007$nuevas," calcext:value-type="string">
            <text:p>dncuio21100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08" calcext:value-type="float">
            <text:p>21100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81];[.B281])" office:value-type="string" office:string-value="dncuio211008" calcext:value-type="string">
            <text:p>dncuio211008</text:p>
          </table:table-cell>
          <table:table-cell table:formula="of:=CONCATENATE([.A281];[.B281];[.C281];[.D281])" office:value-type="string" office:string-value="dncuio211008$nuevas," calcext:value-type="string">
            <text:p>dncuio21100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09" calcext:value-type="float">
            <text:p>21100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82];[.B282])" office:value-type="string" office:string-value="dncuio211009" calcext:value-type="string">
            <text:p>dncuio211009</text:p>
          </table:table-cell>
          <table:table-cell table:formula="of:=CONCATENATE([.A282];[.B282];[.C282];[.D282])" office:value-type="string" office:string-value="dncuio211009$nuevas," calcext:value-type="string">
            <text:p>dncuio21100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10" calcext:value-type="float">
            <text:p>21101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83];[.B283])" office:value-type="string" office:string-value="dncuio211010" calcext:value-type="string">
            <text:p>dncuio211010</text:p>
          </table:table-cell>
          <table:table-cell table:formula="of:=CONCATENATE([.A283];[.B283];[.C283];[.D283])" office:value-type="string" office:string-value="dncuio211010$nuevas," calcext:value-type="string">
            <text:p>dncuio21101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11" calcext:value-type="float">
            <text:p>21101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84];[.B284])" office:value-type="string" office:string-value="dncuio211011" calcext:value-type="string">
            <text:p>dncuio211011</text:p>
          </table:table-cell>
          <table:table-cell table:formula="of:=CONCATENATE([.A284];[.B284];[.C284];[.D284])" office:value-type="string" office:string-value="dncuio211011$nuevas," calcext:value-type="string">
            <text:p>dncuio21101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12" calcext:value-type="float">
            <text:p>21101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85];[.B285])" office:value-type="string" office:string-value="dncuio211012" calcext:value-type="string">
            <text:p>dncuio211012</text:p>
          </table:table-cell>
          <table:table-cell table:formula="of:=CONCATENATE([.A285];[.B285];[.C285];[.D285])" office:value-type="string" office:string-value="dncuio211012$nuevas," calcext:value-type="string">
            <text:p>dncuio21101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13" calcext:value-type="float">
            <text:p>21101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86];[.B286])" office:value-type="string" office:string-value="dncuio211013" calcext:value-type="string">
            <text:p>dncuio211013</text:p>
          </table:table-cell>
          <table:table-cell table:formula="of:=CONCATENATE([.A286];[.B286];[.C286];[.D286])" office:value-type="string" office:string-value="dncuio211013$nuevas," calcext:value-type="string">
            <text:p>dncuio21101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14" calcext:value-type="float">
            <text:p>21101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87];[.B287])" office:value-type="string" office:string-value="dncuio211014" calcext:value-type="string">
            <text:p>dncuio211014</text:p>
          </table:table-cell>
          <table:table-cell table:formula="of:=CONCATENATE([.A287];[.B287];[.C287];[.D287])" office:value-type="string" office:string-value="dncuio211014$nuevas," calcext:value-type="string">
            <text:p>dncuio21101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15" calcext:value-type="float">
            <text:p>21101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88];[.B288])" office:value-type="string" office:string-value="dncuio211015" calcext:value-type="string">
            <text:p>dncuio211015</text:p>
          </table:table-cell>
          <table:table-cell table:formula="of:=CONCATENATE([.A288];[.B288];[.C288];[.D288])" office:value-type="string" office:string-value="dncuio211015$nuevas," calcext:value-type="string">
            <text:p>dncuio21101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16" calcext:value-type="float">
            <text:p>21101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89];[.B289])" office:value-type="string" office:string-value="dncuio211016" calcext:value-type="string">
            <text:p>dncuio211016</text:p>
          </table:table-cell>
          <table:table-cell table:formula="of:=CONCATENATE([.A289];[.B289];[.C289];[.D289])" office:value-type="string" office:string-value="dncuio211016$nuevas," calcext:value-type="string">
            <text:p>dncuio21101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17" calcext:value-type="float">
            <text:p>21101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90];[.B290])" office:value-type="string" office:string-value="dncuio211017" calcext:value-type="string">
            <text:p>dncuio211017</text:p>
          </table:table-cell>
          <table:table-cell table:formula="of:=CONCATENATE([.A290];[.B290];[.C290];[.D290])" office:value-type="string" office:string-value="dncuio211017$nuevas," calcext:value-type="string">
            <text:p>dncuio21101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18" calcext:value-type="float">
            <text:p>21101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91];[.B291])" office:value-type="string" office:string-value="dncuio211018" calcext:value-type="string">
            <text:p>dncuio211018</text:p>
          </table:table-cell>
          <table:table-cell table:formula="of:=CONCATENATE([.A291];[.B291];[.C291];[.D291])" office:value-type="string" office:string-value="dncuio211018$nuevas," calcext:value-type="string">
            <text:p>dncuio21101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19" calcext:value-type="float">
            <text:p>21101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92];[.B292])" office:value-type="string" office:string-value="dncuio211019" calcext:value-type="string">
            <text:p>dncuio211019</text:p>
          </table:table-cell>
          <table:table-cell table:formula="of:=CONCATENATE([.A292];[.B292];[.C292];[.D292])" office:value-type="string" office:string-value="dncuio211019$nuevas," calcext:value-type="string">
            <text:p>dncuio21101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20" calcext:value-type="float">
            <text:p>21102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93];[.B293])" office:value-type="string" office:string-value="dncuio211020" calcext:value-type="string">
            <text:p>dncuio211020</text:p>
          </table:table-cell>
          <table:table-cell table:formula="of:=CONCATENATE([.A293];[.B293];[.C293];[.D293])" office:value-type="string" office:string-value="dncuio211020$nuevas," calcext:value-type="string">
            <text:p>dncuio21102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21" calcext:value-type="float">
            <text:p>21102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94];[.B294])" office:value-type="string" office:string-value="dncuio211021" calcext:value-type="string">
            <text:p>dncuio211021</text:p>
          </table:table-cell>
          <table:table-cell table:formula="of:=CONCATENATE([.A294];[.B294];[.C294];[.D294])" office:value-type="string" office:string-value="dncuio211021$nuevas," calcext:value-type="string">
            <text:p>dncuio21102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22" calcext:value-type="float">
            <text:p>21102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95];[.B295])" office:value-type="string" office:string-value="dncuio211022" calcext:value-type="string">
            <text:p>dncuio211022</text:p>
          </table:table-cell>
          <table:table-cell table:formula="of:=CONCATENATE([.A295];[.B295];[.C295];[.D295])" office:value-type="string" office:string-value="dncuio211022$nuevas," calcext:value-type="string">
            <text:p>dncuio21102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23" calcext:value-type="float">
            <text:p>21102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96];[.B296])" office:value-type="string" office:string-value="dncuio211023" calcext:value-type="string">
            <text:p>dncuio211023</text:p>
          </table:table-cell>
          <table:table-cell table:formula="of:=CONCATENATE([.A296];[.B296];[.C296];[.D296])" office:value-type="string" office:string-value="dncuio211023$nuevas," calcext:value-type="string">
            <text:p>dncuio21102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24" calcext:value-type="float">
            <text:p>21102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97];[.B297])" office:value-type="string" office:string-value="dncuio211024" calcext:value-type="string">
            <text:p>dncuio211024</text:p>
          </table:table-cell>
          <table:table-cell table:formula="of:=CONCATENATE([.A297];[.B297];[.C297];[.D297])" office:value-type="string" office:string-value="dncuio211024$nuevas," calcext:value-type="string">
            <text:p>dncuio21102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25" calcext:value-type="float">
            <text:p>21102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98];[.B298])" office:value-type="string" office:string-value="dncuio211025" calcext:value-type="string">
            <text:p>dncuio211025</text:p>
          </table:table-cell>
          <table:table-cell table:formula="of:=CONCATENATE([.A298];[.B298];[.C298];[.D298])" office:value-type="string" office:string-value="dncuio211025$nuevas," calcext:value-type="string">
            <text:p>dncuio21102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26" calcext:value-type="float">
            <text:p>21102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299];[.B299])" office:value-type="string" office:string-value="dncuio211026" calcext:value-type="string">
            <text:p>dncuio211026</text:p>
          </table:table-cell>
          <table:table-cell table:formula="of:=CONCATENATE([.A299];[.B299];[.C299];[.D299])" office:value-type="string" office:string-value="dncuio211026$nuevas," calcext:value-type="string">
            <text:p>dncuio21102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27" calcext:value-type="float">
            <text:p>21102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00];[.B300])" office:value-type="string" office:string-value="dncuio211027" calcext:value-type="string">
            <text:p>dncuio211027</text:p>
          </table:table-cell>
          <table:table-cell table:formula="of:=CONCATENATE([.A300];[.B300];[.C300];[.D300])" office:value-type="string" office:string-value="dncuio211027$nuevas," calcext:value-type="string">
            <text:p>dncuio21102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28" calcext:value-type="float">
            <text:p>21102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01];[.B301])" office:value-type="string" office:string-value="dncuio211028" calcext:value-type="string">
            <text:p>dncuio211028</text:p>
          </table:table-cell>
          <table:table-cell table:formula="of:=CONCATENATE([.A301];[.B301];[.C301];[.D301])" office:value-type="string" office:string-value="dncuio211028$nuevas," calcext:value-type="string">
            <text:p>dncuio21102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29" calcext:value-type="float">
            <text:p>21102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02];[.B302])" office:value-type="string" office:string-value="dncuio211029" calcext:value-type="string">
            <text:p>dncuio211029</text:p>
          </table:table-cell>
          <table:table-cell table:formula="of:=CONCATENATE([.A302];[.B302];[.C302];[.D302])" office:value-type="string" office:string-value="dncuio211029$nuevas," calcext:value-type="string">
            <text:p>dncuio21102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30" calcext:value-type="float">
            <text:p>21103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03];[.B303])" office:value-type="string" office:string-value="dncuio211030" calcext:value-type="string">
            <text:p>dncuio211030</text:p>
          </table:table-cell>
          <table:table-cell table:formula="of:=CONCATENATE([.A303];[.B303];[.C303];[.D303])" office:value-type="string" office:string-value="dncuio211030$nuevas," calcext:value-type="string">
            <text:p>dncuio21103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031" calcext:value-type="float">
            <text:p>21103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04];[.B304])" office:value-type="string" office:string-value="dncuio211031" calcext:value-type="string">
            <text:p>dncuio211031</text:p>
          </table:table-cell>
          <table:table-cell table:formula="of:=CONCATENATE([.A304];[.B304];[.C304];[.D304])" office:value-type="string" office:string-value="dncuio211031$nuevas," calcext:value-type="string">
            <text:p>dncuio21103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01" calcext:value-type="float">
            <text:p>21110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05];[.B305])" office:value-type="string" office:string-value="dncuio211101" calcext:value-type="string">
            <text:p>dncuio211101</text:p>
          </table:table-cell>
          <table:table-cell table:formula="of:=CONCATENATE([.A305];[.B305];[.C305];[.D305])" office:value-type="string" office:string-value="dncuio211101$nuevas," calcext:value-type="string">
            <text:p>dncuio21110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02" calcext:value-type="float">
            <text:p>21110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06];[.B306])" office:value-type="string" office:string-value="dncuio211102" calcext:value-type="string">
            <text:p>dncuio211102</text:p>
          </table:table-cell>
          <table:table-cell table:formula="of:=CONCATENATE([.A306];[.B306];[.C306];[.D306])" office:value-type="string" office:string-value="dncuio211102$nuevas," calcext:value-type="string">
            <text:p>dncuio21110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03" calcext:value-type="float">
            <text:p>21110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07];[.B307])" office:value-type="string" office:string-value="dncuio211103" calcext:value-type="string">
            <text:p>dncuio211103</text:p>
          </table:table-cell>
          <table:table-cell table:formula="of:=CONCATENATE([.A307];[.B307];[.C307];[.D307])" office:value-type="string" office:string-value="dncuio211103$nuevas," calcext:value-type="string">
            <text:p>dncuio21110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04" calcext:value-type="float">
            <text:p>21110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08];[.B308])" office:value-type="string" office:string-value="dncuio211104" calcext:value-type="string">
            <text:p>dncuio211104</text:p>
          </table:table-cell>
          <table:table-cell table:formula="of:=CONCATENATE([.A308];[.B308];[.C308];[.D308])" office:value-type="string" office:string-value="dncuio211104$nuevas," calcext:value-type="string">
            <text:p>dncuio21110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05" calcext:value-type="float">
            <text:p>21110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09];[.B309])" office:value-type="string" office:string-value="dncuio211105" calcext:value-type="string">
            <text:p>dncuio211105</text:p>
          </table:table-cell>
          <table:table-cell table:formula="of:=CONCATENATE([.A309];[.B309];[.C309];[.D309])" office:value-type="string" office:string-value="dncuio211105$nuevas," calcext:value-type="string">
            <text:p>dncuio21110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06" calcext:value-type="float">
            <text:p>21110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10];[.B310])" office:value-type="string" office:string-value="dncuio211106" calcext:value-type="string">
            <text:p>dncuio211106</text:p>
          </table:table-cell>
          <table:table-cell table:formula="of:=CONCATENATE([.A310];[.B310];[.C310];[.D310])" office:value-type="string" office:string-value="dncuio211106$nuevas," calcext:value-type="string">
            <text:p>dncuio21110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07" calcext:value-type="float">
            <text:p>21110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11];[.B311])" office:value-type="string" office:string-value="dncuio211107" calcext:value-type="string">
            <text:p>dncuio211107</text:p>
          </table:table-cell>
          <table:table-cell table:formula="of:=CONCATENATE([.A311];[.B311];[.C311];[.D311])" office:value-type="string" office:string-value="dncuio211107$nuevas," calcext:value-type="string">
            <text:p>dncuio21110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08" calcext:value-type="float">
            <text:p>21110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12];[.B312])" office:value-type="string" office:string-value="dncuio211108" calcext:value-type="string">
            <text:p>dncuio211108</text:p>
          </table:table-cell>
          <table:table-cell table:formula="of:=CONCATENATE([.A312];[.B312];[.C312];[.D312])" office:value-type="string" office:string-value="dncuio211108$nuevas," calcext:value-type="string">
            <text:p>dncuio21110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09" calcext:value-type="float">
            <text:p>21110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13];[.B313])" office:value-type="string" office:string-value="dncuio211109" calcext:value-type="string">
            <text:p>dncuio211109</text:p>
          </table:table-cell>
          <table:table-cell table:formula="of:=CONCATENATE([.A313];[.B313];[.C313];[.D313])" office:value-type="string" office:string-value="dncuio211109$nuevas," calcext:value-type="string">
            <text:p>dncuio21110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10" calcext:value-type="float">
            <text:p>21111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14];[.B314])" office:value-type="string" office:string-value="dncuio211110" calcext:value-type="string">
            <text:p>dncuio211110</text:p>
          </table:table-cell>
          <table:table-cell table:formula="of:=CONCATENATE([.A314];[.B314];[.C314];[.D314])" office:value-type="string" office:string-value="dncuio211110$nuevas," calcext:value-type="string">
            <text:p>dncuio21111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11" calcext:value-type="float">
            <text:p>21111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15];[.B315])" office:value-type="string" office:string-value="dncuio211111" calcext:value-type="string">
            <text:p>dncuio211111</text:p>
          </table:table-cell>
          <table:table-cell table:formula="of:=CONCATENATE([.A315];[.B315];[.C315];[.D315])" office:value-type="string" office:string-value="dncuio211111$nuevas," calcext:value-type="string">
            <text:p>dncuio21111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12" calcext:value-type="float">
            <text:p>21111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16];[.B316])" office:value-type="string" office:string-value="dncuio211112" calcext:value-type="string">
            <text:p>dncuio211112</text:p>
          </table:table-cell>
          <table:table-cell table:formula="of:=CONCATENATE([.A316];[.B316];[.C316];[.D316])" office:value-type="string" office:string-value="dncuio211112$nuevas," calcext:value-type="string">
            <text:p>dncuio21111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13" calcext:value-type="float">
            <text:p>21111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17];[.B317])" office:value-type="string" office:string-value="dncuio211113" calcext:value-type="string">
            <text:p>dncuio211113</text:p>
          </table:table-cell>
          <table:table-cell table:formula="of:=CONCATENATE([.A317];[.B317];[.C317];[.D317])" office:value-type="string" office:string-value="dncuio211113$nuevas," calcext:value-type="string">
            <text:p>dncuio21111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14" calcext:value-type="float">
            <text:p>21111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18];[.B318])" office:value-type="string" office:string-value="dncuio211114" calcext:value-type="string">
            <text:p>dncuio211114</text:p>
          </table:table-cell>
          <table:table-cell table:formula="of:=CONCATENATE([.A318];[.B318];[.C318];[.D318])" office:value-type="string" office:string-value="dncuio211114$nuevas," calcext:value-type="string">
            <text:p>dncuio21111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15" calcext:value-type="float">
            <text:p>21111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19];[.B319])" office:value-type="string" office:string-value="dncuio211115" calcext:value-type="string">
            <text:p>dncuio211115</text:p>
          </table:table-cell>
          <table:table-cell table:formula="of:=CONCATENATE([.A319];[.B319];[.C319];[.D319])" office:value-type="string" office:string-value="dncuio211115$nuevas," calcext:value-type="string">
            <text:p>dncuio21111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16" calcext:value-type="float">
            <text:p>21111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20];[.B320])" office:value-type="string" office:string-value="dncuio211116" calcext:value-type="string">
            <text:p>dncuio211116</text:p>
          </table:table-cell>
          <table:table-cell table:formula="of:=CONCATENATE([.A320];[.B320];[.C320];[.D320])" office:value-type="string" office:string-value="dncuio211116$nuevas," calcext:value-type="string">
            <text:p>dncuio21111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17" calcext:value-type="float">
            <text:p>21111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21];[.B321])" office:value-type="string" office:string-value="dncuio211117" calcext:value-type="string">
            <text:p>dncuio211117</text:p>
          </table:table-cell>
          <table:table-cell table:formula="of:=CONCATENATE([.A321];[.B321];[.C321];[.D321])" office:value-type="string" office:string-value="dncuio211117$nuevas," calcext:value-type="string">
            <text:p>dncuio21111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18" calcext:value-type="float">
            <text:p>21111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22];[.B322])" office:value-type="string" office:string-value="dncuio211118" calcext:value-type="string">
            <text:p>dncuio211118</text:p>
          </table:table-cell>
          <table:table-cell table:formula="of:=CONCATENATE([.A322];[.B322];[.C322];[.D322])" office:value-type="string" office:string-value="dncuio211118$nuevas," calcext:value-type="string">
            <text:p>dncuio21111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19" calcext:value-type="float">
            <text:p>21111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23];[.B323])" office:value-type="string" office:string-value="dncuio211119" calcext:value-type="string">
            <text:p>dncuio211119</text:p>
          </table:table-cell>
          <table:table-cell table:formula="of:=CONCATENATE([.A323];[.B323];[.C323];[.D323])" office:value-type="string" office:string-value="dncuio211119$nuevas," calcext:value-type="string">
            <text:p>dncuio21111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20" calcext:value-type="float">
            <text:p>21112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24];[.B324])" office:value-type="string" office:string-value="dncuio211120" calcext:value-type="string">
            <text:p>dncuio211120</text:p>
          </table:table-cell>
          <table:table-cell table:formula="of:=CONCATENATE([.A324];[.B324];[.C324];[.D324])" office:value-type="string" office:string-value="dncuio211120$nuevas," calcext:value-type="string">
            <text:p>dncuio21112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21" calcext:value-type="float">
            <text:p>21112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25];[.B325])" office:value-type="string" office:string-value="dncuio211121" calcext:value-type="string">
            <text:p>dncuio211121</text:p>
          </table:table-cell>
          <table:table-cell table:formula="of:=CONCATENATE([.A325];[.B325];[.C325];[.D325])" office:value-type="string" office:string-value="dncuio211121$nuevas," calcext:value-type="string">
            <text:p>dncuio21112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22" calcext:value-type="float">
            <text:p>21112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26];[.B326])" office:value-type="string" office:string-value="dncuio211122" calcext:value-type="string">
            <text:p>dncuio211122</text:p>
          </table:table-cell>
          <table:table-cell table:formula="of:=CONCATENATE([.A326];[.B326];[.C326];[.D326])" office:value-type="string" office:string-value="dncuio211122$nuevas," calcext:value-type="string">
            <text:p>dncuio21112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23" calcext:value-type="float">
            <text:p>21112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27];[.B327])" office:value-type="string" office:string-value="dncuio211123" calcext:value-type="string">
            <text:p>dncuio211123</text:p>
          </table:table-cell>
          <table:table-cell table:formula="of:=CONCATENATE([.A327];[.B327];[.C327];[.D327])" office:value-type="string" office:string-value="dncuio211123$nuevas," calcext:value-type="string">
            <text:p>dncuio21112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24" calcext:value-type="float">
            <text:p>21112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28];[.B328])" office:value-type="string" office:string-value="dncuio211124" calcext:value-type="string">
            <text:p>dncuio211124</text:p>
          </table:table-cell>
          <table:table-cell table:formula="of:=CONCATENATE([.A328];[.B328];[.C328];[.D328])" office:value-type="string" office:string-value="dncuio211124$nuevas," calcext:value-type="string">
            <text:p>dncuio21112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25" calcext:value-type="float">
            <text:p>21112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29];[.B329])" office:value-type="string" office:string-value="dncuio211125" calcext:value-type="string">
            <text:p>dncuio211125</text:p>
          </table:table-cell>
          <table:table-cell table:formula="of:=CONCATENATE([.A329];[.B329];[.C329];[.D329])" office:value-type="string" office:string-value="dncuio211125$nuevas," calcext:value-type="string">
            <text:p>dncuio21112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26" calcext:value-type="float">
            <text:p>21112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30];[.B330])" office:value-type="string" office:string-value="dncuio211126" calcext:value-type="string">
            <text:p>dncuio211126</text:p>
          </table:table-cell>
          <table:table-cell table:formula="of:=CONCATENATE([.A330];[.B330];[.C330];[.D330])" office:value-type="string" office:string-value="dncuio211126$nuevas," calcext:value-type="string">
            <text:p>dncuio21112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27" calcext:value-type="float">
            <text:p>21112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31];[.B331])" office:value-type="string" office:string-value="dncuio211127" calcext:value-type="string">
            <text:p>dncuio211127</text:p>
          </table:table-cell>
          <table:table-cell table:formula="of:=CONCATENATE([.A331];[.B331];[.C331];[.D331])" office:value-type="string" office:string-value="dncuio211127$nuevas," calcext:value-type="string">
            <text:p>dncuio21112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28" calcext:value-type="float">
            <text:p>21112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32];[.B332])" office:value-type="string" office:string-value="dncuio211128" calcext:value-type="string">
            <text:p>dncuio211128</text:p>
          </table:table-cell>
          <table:table-cell table:formula="of:=CONCATENATE([.A332];[.B332];[.C332];[.D332])" office:value-type="string" office:string-value="dncuio211128$nuevas," calcext:value-type="string">
            <text:p>dncuio21112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29" calcext:value-type="float">
            <text:p>21112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33];[.B333])" office:value-type="string" office:string-value="dncuio211129" calcext:value-type="string">
            <text:p>dncuio211129</text:p>
          </table:table-cell>
          <table:table-cell table:formula="of:=CONCATENATE([.A333];[.B333];[.C333];[.D333])" office:value-type="string" office:string-value="dncuio211129$nuevas," calcext:value-type="string">
            <text:p>dncuio21112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130" calcext:value-type="float">
            <text:p>21113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34];[.B334])" office:value-type="string" office:string-value="dncuio211130" calcext:value-type="string">
            <text:p>dncuio211130</text:p>
          </table:table-cell>
          <table:table-cell table:formula="of:=CONCATENATE([.A334];[.B334];[.C334];[.D334])" office:value-type="string" office:string-value="dncuio211130$nuevas," calcext:value-type="string">
            <text:p>dncuio21113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01" calcext:value-type="float">
            <text:p>21120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35];[.B335])" office:value-type="string" office:string-value="dncuio211201" calcext:value-type="string">
            <text:p>dncuio211201</text:p>
          </table:table-cell>
          <table:table-cell table:formula="of:=CONCATENATE([.A335];[.B335];[.C335];[.D335])" office:value-type="string" office:string-value="dncuio211201$nuevas," calcext:value-type="string">
            <text:p>dncuio21120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02" calcext:value-type="float">
            <text:p>21120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36];[.B336])" office:value-type="string" office:string-value="dncuio211202" calcext:value-type="string">
            <text:p>dncuio211202</text:p>
          </table:table-cell>
          <table:table-cell table:formula="of:=CONCATENATE([.A336];[.B336];[.C336];[.D336])" office:value-type="string" office:string-value="dncuio211202$nuevas," calcext:value-type="string">
            <text:p>dncuio21120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03" calcext:value-type="float">
            <text:p>21120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37];[.B337])" office:value-type="string" office:string-value="dncuio211203" calcext:value-type="string">
            <text:p>dncuio211203</text:p>
          </table:table-cell>
          <table:table-cell table:formula="of:=CONCATENATE([.A337];[.B337];[.C337];[.D337])" office:value-type="string" office:string-value="dncuio211203$nuevas," calcext:value-type="string">
            <text:p>dncuio21120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04" calcext:value-type="float">
            <text:p>21120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38];[.B338])" office:value-type="string" office:string-value="dncuio211204" calcext:value-type="string">
            <text:p>dncuio211204</text:p>
          </table:table-cell>
          <table:table-cell table:formula="of:=CONCATENATE([.A338];[.B338];[.C338];[.D338])" office:value-type="string" office:string-value="dncuio211204$nuevas," calcext:value-type="string">
            <text:p>dncuio21120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05" calcext:value-type="float">
            <text:p>21120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39];[.B339])" office:value-type="string" office:string-value="dncuio211205" calcext:value-type="string">
            <text:p>dncuio211205</text:p>
          </table:table-cell>
          <table:table-cell table:formula="of:=CONCATENATE([.A339];[.B339];[.C339];[.D339])" office:value-type="string" office:string-value="dncuio211205$nuevas," calcext:value-type="string">
            <text:p>dncuio21120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06" calcext:value-type="float">
            <text:p>21120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40];[.B340])" office:value-type="string" office:string-value="dncuio211206" calcext:value-type="string">
            <text:p>dncuio211206</text:p>
          </table:table-cell>
          <table:table-cell table:formula="of:=CONCATENATE([.A340];[.B340];[.C340];[.D340])" office:value-type="string" office:string-value="dncuio211206$nuevas," calcext:value-type="string">
            <text:p>dncuio21120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07" calcext:value-type="float">
            <text:p>21120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41];[.B341])" office:value-type="string" office:string-value="dncuio211207" calcext:value-type="string">
            <text:p>dncuio211207</text:p>
          </table:table-cell>
          <table:table-cell table:formula="of:=CONCATENATE([.A341];[.B341];[.C341];[.D341])" office:value-type="string" office:string-value="dncuio211207$nuevas," calcext:value-type="string">
            <text:p>dncuio21120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08" calcext:value-type="float">
            <text:p>21120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42];[.B342])" office:value-type="string" office:string-value="dncuio211208" calcext:value-type="string">
            <text:p>dncuio211208</text:p>
          </table:table-cell>
          <table:table-cell table:formula="of:=CONCATENATE([.A342];[.B342];[.C342];[.D342])" office:value-type="string" office:string-value="dncuio211208$nuevas," calcext:value-type="string">
            <text:p>dncuio21120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09" calcext:value-type="float">
            <text:p>21120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43];[.B343])" office:value-type="string" office:string-value="dncuio211209" calcext:value-type="string">
            <text:p>dncuio211209</text:p>
          </table:table-cell>
          <table:table-cell table:formula="of:=CONCATENATE([.A343];[.B343];[.C343];[.D343])" office:value-type="string" office:string-value="dncuio211209$nuevas," calcext:value-type="string">
            <text:p>dncuio21120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10" calcext:value-type="float">
            <text:p>21121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44];[.B344])" office:value-type="string" office:string-value="dncuio211210" calcext:value-type="string">
            <text:p>dncuio211210</text:p>
          </table:table-cell>
          <table:table-cell table:formula="of:=CONCATENATE([.A344];[.B344];[.C344];[.D344])" office:value-type="string" office:string-value="dncuio211210$nuevas," calcext:value-type="string">
            <text:p>dncuio21121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11" calcext:value-type="float">
            <text:p>21121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45];[.B345])" office:value-type="string" office:string-value="dncuio211211" calcext:value-type="string">
            <text:p>dncuio211211</text:p>
          </table:table-cell>
          <table:table-cell table:formula="of:=CONCATENATE([.A345];[.B345];[.C345];[.D345])" office:value-type="string" office:string-value="dncuio211211$nuevas," calcext:value-type="string">
            <text:p>dncuio21121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12" calcext:value-type="float">
            <text:p>21121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46];[.B346])" office:value-type="string" office:string-value="dncuio211212" calcext:value-type="string">
            <text:p>dncuio211212</text:p>
          </table:table-cell>
          <table:table-cell table:formula="of:=CONCATENATE([.A346];[.B346];[.C346];[.D346])" office:value-type="string" office:string-value="dncuio211212$nuevas," calcext:value-type="string">
            <text:p>dncuio21121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13" calcext:value-type="float">
            <text:p>21121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47];[.B347])" office:value-type="string" office:string-value="dncuio211213" calcext:value-type="string">
            <text:p>dncuio211213</text:p>
          </table:table-cell>
          <table:table-cell table:formula="of:=CONCATENATE([.A347];[.B347];[.C347];[.D347])" office:value-type="string" office:string-value="dncuio211213$nuevas," calcext:value-type="string">
            <text:p>dncuio21121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14" calcext:value-type="float">
            <text:p>21121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48];[.B348])" office:value-type="string" office:string-value="dncuio211214" calcext:value-type="string">
            <text:p>dncuio211214</text:p>
          </table:table-cell>
          <table:table-cell table:formula="of:=CONCATENATE([.A348];[.B348];[.C348];[.D348])" office:value-type="string" office:string-value="dncuio211214$nuevas," calcext:value-type="string">
            <text:p>dncuio21121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15" calcext:value-type="float">
            <text:p>21121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49];[.B349])" office:value-type="string" office:string-value="dncuio211215" calcext:value-type="string">
            <text:p>dncuio211215</text:p>
          </table:table-cell>
          <table:table-cell table:formula="of:=CONCATENATE([.A349];[.B349];[.C349];[.D349])" office:value-type="string" office:string-value="dncuio211215$nuevas," calcext:value-type="string">
            <text:p>dncuio21121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16" calcext:value-type="float">
            <text:p>21121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50];[.B350])" office:value-type="string" office:string-value="dncuio211216" calcext:value-type="string">
            <text:p>dncuio211216</text:p>
          </table:table-cell>
          <table:table-cell table:formula="of:=CONCATENATE([.A350];[.B350];[.C350];[.D350])" office:value-type="string" office:string-value="dncuio211216$nuevas," calcext:value-type="string">
            <text:p>dncuio21121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17" calcext:value-type="float">
            <text:p>21121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51];[.B351])" office:value-type="string" office:string-value="dncuio211217" calcext:value-type="string">
            <text:p>dncuio211217</text:p>
          </table:table-cell>
          <table:table-cell table:formula="of:=CONCATENATE([.A351];[.B351];[.C351];[.D351])" office:value-type="string" office:string-value="dncuio211217$nuevas," calcext:value-type="string">
            <text:p>dncuio21121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18" calcext:value-type="float">
            <text:p>21121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52];[.B352])" office:value-type="string" office:string-value="dncuio211218" calcext:value-type="string">
            <text:p>dncuio211218</text:p>
          </table:table-cell>
          <table:table-cell table:formula="of:=CONCATENATE([.A352];[.B352];[.C352];[.D352])" office:value-type="string" office:string-value="dncuio211218$nuevas," calcext:value-type="string">
            <text:p>dncuio21121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19" calcext:value-type="float">
            <text:p>21121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53];[.B353])" office:value-type="string" office:string-value="dncuio211219" calcext:value-type="string">
            <text:p>dncuio211219</text:p>
          </table:table-cell>
          <table:table-cell table:formula="of:=CONCATENATE([.A353];[.B353];[.C353];[.D353])" office:value-type="string" office:string-value="dncuio211219$nuevas," calcext:value-type="string">
            <text:p>dncuio21121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20" calcext:value-type="float">
            <text:p>21122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54];[.B354])" office:value-type="string" office:string-value="dncuio211220" calcext:value-type="string">
            <text:p>dncuio211220</text:p>
          </table:table-cell>
          <table:table-cell table:formula="of:=CONCATENATE([.A354];[.B354];[.C354];[.D354])" office:value-type="string" office:string-value="dncuio211220$nuevas," calcext:value-type="string">
            <text:p>dncuio21122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21" calcext:value-type="float">
            <text:p>21122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55];[.B355])" office:value-type="string" office:string-value="dncuio211221" calcext:value-type="string">
            <text:p>dncuio211221</text:p>
          </table:table-cell>
          <table:table-cell table:formula="of:=CONCATENATE([.A355];[.B355];[.C355];[.D355])" office:value-type="string" office:string-value="dncuio211221$nuevas," calcext:value-type="string">
            <text:p>dncuio211221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22" calcext:value-type="float">
            <text:p>211222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56];[.B356])" office:value-type="string" office:string-value="dncuio211222" calcext:value-type="string">
            <text:p>dncuio211222</text:p>
          </table:table-cell>
          <table:table-cell table:formula="of:=CONCATENATE([.A356];[.B356];[.C356];[.D356])" office:value-type="string" office:string-value="dncuio211222$nuevas," calcext:value-type="string">
            <text:p>dncuio211222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23" calcext:value-type="float">
            <text:p>211223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57];[.B357])" office:value-type="string" office:string-value="dncuio211223" calcext:value-type="string">
            <text:p>dncuio211223</text:p>
          </table:table-cell>
          <table:table-cell table:formula="of:=CONCATENATE([.A357];[.B357];[.C357];[.D357])" office:value-type="string" office:string-value="dncuio211223$nuevas," calcext:value-type="string">
            <text:p>dncuio211223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24" calcext:value-type="float">
            <text:p>211224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58];[.B358])" office:value-type="string" office:string-value="dncuio211224" calcext:value-type="string">
            <text:p>dncuio211224</text:p>
          </table:table-cell>
          <table:table-cell table:formula="of:=CONCATENATE([.A358];[.B358];[.C358];[.D358])" office:value-type="string" office:string-value="dncuio211224$nuevas," calcext:value-type="string">
            <text:p>dncuio211224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25" calcext:value-type="float">
            <text:p>211225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59];[.B359])" office:value-type="string" office:string-value="dncuio211225" calcext:value-type="string">
            <text:p>dncuio211225</text:p>
          </table:table-cell>
          <table:table-cell table:formula="of:=CONCATENATE([.A359];[.B359];[.C359];[.D359])" office:value-type="string" office:string-value="dncuio211225$nuevas," calcext:value-type="string">
            <text:p>dncuio211225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26" calcext:value-type="float">
            <text:p>211226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60];[.B360])" office:value-type="string" office:string-value="dncuio211226" calcext:value-type="string">
            <text:p>dncuio211226</text:p>
          </table:table-cell>
          <table:table-cell table:formula="of:=CONCATENATE([.A360];[.B360];[.C360];[.D360])" office:value-type="string" office:string-value="dncuio211226$nuevas," calcext:value-type="string">
            <text:p>dncuio211226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27" calcext:value-type="float">
            <text:p>211227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61];[.B361])" office:value-type="string" office:string-value="dncuio211227" calcext:value-type="string">
            <text:p>dncuio211227</text:p>
          </table:table-cell>
          <table:table-cell table:formula="of:=CONCATENATE([.A361];[.B361];[.C361];[.D361])" office:value-type="string" office:string-value="dncuio211227$nuevas," calcext:value-type="string">
            <text:p>dncuio211227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28" calcext:value-type="float">
            <text:p>211228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62];[.B362])" office:value-type="string" office:string-value="dncuio211228" calcext:value-type="string">
            <text:p>dncuio211228</text:p>
          </table:table-cell>
          <table:table-cell table:formula="of:=CONCATENATE([.A362];[.B362];[.C362];[.D362])" office:value-type="string" office:string-value="dncuio211228$nuevas," calcext:value-type="string">
            <text:p>dncuio211228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29" calcext:value-type="float">
            <text:p>211229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63];[.B363])" office:value-type="string" office:string-value="dncuio211229" calcext:value-type="string">
            <text:p>dncuio211229</text:p>
          </table:table-cell>
          <table:table-cell table:formula="of:=CONCATENATE([.A363];[.B363];[.C363];[.D363])" office:value-type="string" office:string-value="dncuio211229$nuevas," calcext:value-type="string">
            <text:p>dncuio211229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30" calcext:value-type="float">
            <text:p>211230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64];[.B364])" office:value-type="string" office:string-value="dncuio211230" calcext:value-type="string">
            <text:p>dncuio211230</text:p>
          </table:table-cell>
          <table:table-cell table:formula="of:=CONCATENATE([.A364];[.B364];[.C364];[.D364])" office:value-type="string" office:string-value="dncuio211230$nuevas," calcext:value-type="string">
            <text:p>dncuio211230$nuevas,</text:p>
          </table:table-cell>
        </table:table-row>
        <table:table-row table:style-name="ro1">
          <table:table-cell office:value-type="string" calcext:value-type="string">
            <text:p>dncuio</text:p>
          </table:table-cell>
          <table:table-cell office:value-type="float" office:value="211231" calcext:value-type="float">
            <text:p>211231</text:p>
          </table:table-cell>
          <table:table-cell office:value-type="string" calcext:value-type="string">
            <text:p>$nuevas</text:p>
          </table:table-cell>
          <table:table-cell office:value-type="string" calcext:value-type="string">
            <text:p>,</text:p>
          </table:table-cell>
          <table:table-cell table:formula="of:=CONCATENATE([.A365];[.B365])" office:value-type="string" office:string-value="dncuio211231" calcext:value-type="string">
            <text:p>dncuio211231</text:p>
          </table:table-cell>
          <table:table-cell table:formula="of:=CONCATENATE([.A365];[.B365];[.C365];[.D365])" office:value-type="string" office:string-value="dncuio211231$nuevas," calcext:value-type="string">
            <text:p>dncuio211231$nuevas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6T21:07:33.257309813</meta:creation-date>
    <dc:date>2022-01-26T23:43:57.793274216</dc:date>
    <meta:editing-duration>PT2H16M2S</meta:editing-duration>
    <meta:editing-cycles>2</meta:editing-cycles>
    <meta:generator>LibreOffice/6.1.5.2$Linux_X86_64 LibreOffice_project/10$Build-2</meta:generator>
    <meta:document-statistic meta:table-count="1" meta:cell-count="2190" meta:object-count="0"/>
  </office:meta>
</office:document-meta>
</file>